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942cm" table:align="right"/>
    </style:style>
    <style:style style:name="Table2.A" style:family="table-column">
      <style:table-column-properties style:column-width="3.087cm"/>
    </style:style>
    <style:style style:name="Table2.B" style:family="table-column">
      <style:table-column-properties style:column-width="1.117cm"/>
    </style:style>
    <style:style style:name="Table2.C" style:family="table-column">
      <style:table-column-properties style:column-width="5.292cm"/>
    </style:style>
    <style:style style:name="Table2.D" style:family="table-column">
      <style:table-column-properties style:column-width="7.4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1.205cm" style:rel-column-width="4644*"/>
    </style:style>
    <style:style style:name="Table1.C" style:family="table-column">
      <style:table-column-properties style:column-width="12.591cm" style:rel-column-width="485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 style:family="paragraph" style:parent-style-name="Preformatted_20_Text">
      <style:text-properties style:font-name="Liberation Serif" fo:font-size="12pt" fo:font-style="normal" officeooo:rsid="0023f0c3" officeooo:paragraph-rsid="00310c30"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officeooo:paragraph-rsid="00310c30"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officeooo:rsid="0043b2b5" officeooo:paragraph-rsid="0043b2b5"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officeooo:rsid="004adc87" officeooo:paragraph-rsid="004adc87"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officeooo:rsid="005f90ee" officeooo:paragraph-rsid="005f90ee"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officeooo:rsid="005f90ee" officeooo:paragraph-rsid="007e806c"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officeooo:rsid="005f90ee" officeooo:paragraph-rsid="00902f17"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officeooo:rsid="005f90ee" officeooo:paragraph-rsid="0094c352" style:font-size-asian="12pt" style:font-style-asian="normal" style:font-size-complex="12pt" style:font-style-complex="normal"/>
    </style:style>
    <style:style style:name="P11" style:family="paragraph" style:parent-style-name="Preformatted_20_Text">
      <style:text-properties style:font-name="Liberation Serif" fo:font-size="12pt" fo:font-style="normal" officeooo:rsid="005f90ee" officeooo:paragraph-rsid="00e439c2" style:font-size-asian="12pt" style:font-style-asian="normal" style:font-size-complex="12pt" style:font-style-complex="normal"/>
    </style:style>
    <style:style style:name="P12" style:family="paragraph" style:parent-style-name="Preformatted_20_Text">
      <style:text-properties style:font-name="Liberation Serif" fo:font-size="12pt" fo:font-style="normal" officeooo:rsid="005f90ee" officeooo:paragraph-rsid="00e6fa0c"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rsid="005f90ee" officeooo:paragraph-rsid="00f0f26c"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rsid="005f90ee" officeooo:paragraph-rsid="0102d807"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5f90ee" officeooo:paragraph-rsid="0108e5c9"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5f90ee" officeooo:paragraph-rsid="010a7ff4"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5f90ee" officeooo:paragraph-rsid="01ca2f65"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f90ee" officeooo:paragraph-rsid="01e99d3f"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rsid="0062d126" officeooo:paragraph-rsid="007c17c3"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62d126" officeooo:paragraph-rsid="007e806c"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62d126" officeooo:paragraph-rsid="0076f5d6"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62d126" officeooo:paragraph-rsid="00e439c2"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62d126" officeooo:paragraph-rsid="00e89b24"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62d126" officeooo:paragraph-rsid="01cf2c49"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392008" officeooo:paragraph-rsid="003aab43"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72fe1a" officeooo:paragraph-rsid="015f0916"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72fe1a" officeooo:paragraph-rsid="01e9e861"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e1dbdd" officeooo:paragraph-rsid="015f0916"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57fad8" officeooo:paragraph-rsid="00f0f26c"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f28d4e" officeooo:paragraph-rsid="00f28d4e"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rsid="00f6b7f4" officeooo:paragraph-rsid="00f6b7f4"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fda14c" officeooo:paragraph-rsid="00fda14c"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officeooo:rsid="01049203" officeooo:paragraph-rsid="01049203" style:font-size-asian="12pt" style:font-style-asian="normal" style:font-size-complex="12pt" style:font-style-complex="normal"/>
    </style:style>
    <style:style style:name="P35" style:family="paragraph" style:parent-style-name="Preformatted_20_Text">
      <style:text-properties style:font-name="Liberation Serif" fo:font-size="12pt" fo:font-style="normal" officeooo:rsid="0155070f" officeooo:paragraph-rsid="018deefb"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ee3d1c" officeooo:paragraph-rsid="018deefb"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73b4f5" officeooo:paragraph-rsid="019f5963"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19f5963" officeooo:paragraph-rsid="019f5963"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10d10b9" officeooo:paragraph-rsid="01d0895f"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7a0074" officeooo:paragraph-rsid="01d0895f"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807d3d" officeooo:paragraph-rsid="01d0895f"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rsid="00861aef" officeooo:paragraph-rsid="01d0895f" style:font-size-asian="12pt" style:font-style-asian="normal" style:font-size-complex="12pt" style:font-style-complex="normal"/>
    </style:style>
    <style:style style:name="P43" style:family="paragraph" style:parent-style-name="Preformatted_20_Text">
      <style:paragraph-properties fo:text-align="start" style:justify-single-word="false"/>
      <style:text-properties style:font-name="Liberation Serif" fo:font-size="12pt" fo:font-style="normal" officeooo:rsid="01139439" officeooo:paragraph-rsid="01e9e861" style:font-size-asian="12pt" style:font-style-asian="normal" style:font-size-complex="12pt" style:font-style-complex="normal"/>
    </style:style>
    <style:style style:name="P44" style:family="paragraph" style:parent-style-name="Preformatted_20_Text">
      <style:text-properties style:font-name="Liberation Serif" fo:font-size="12pt" fo:font-style="normal" officeooo:rsid="01139439" officeooo:paragraph-rsid="01e9e861" style:font-size-asian="12pt" style:font-style-asian="normal" style:font-size-complex="12pt" style:font-style-complex="normal"/>
    </style:style>
    <style:style style:name="P45" style:family="paragraph" style:parent-style-name="Preformatted_20_Text">
      <style:paragraph-properties fo:text-align="start" style:justify-single-word="false"/>
      <style:text-properties style:font-name="Liberation Serif" fo:font-size="12pt" fo:font-style="normal" officeooo:rsid="01221581" officeooo:paragraph-rsid="01e9e861" style:font-size-asian="12pt" style:font-style-asian="normal" style:font-size-complex="12pt" style:font-style-complex="normal"/>
    </style:style>
    <style:style style:name="P46" style:family="paragraph" style:parent-style-name="Preformatted_20_Text">
      <style:text-properties style:font-name="Liberation Serif" fo:font-size="12pt" fo:font-style="normal" officeooo:rsid="0124b792" officeooo:paragraph-rsid="01ca2f65" style:font-size-asian="12pt" style:font-style-asian="normal" style:font-size-complex="12pt" style:font-style-complex="normal"/>
    </style:style>
    <style:style style:name="P47" style:family="paragraph" style:parent-style-name="Preformatted_20_Text">
      <style:text-properties style:font-name="Liberation Serif" fo:font-size="12pt" fo:font-style="normal" officeooo:rsid="0124b792" officeooo:paragraph-rsid="01e9e861" style:font-size-asian="12pt" style:font-style-asian="normal" style:font-size-complex="12pt" style:font-style-complex="normal"/>
    </style:style>
    <style:style style:name="P48" style:family="paragraph" style:parent-style-name="Preformatted_20_Text">
      <style:text-properties style:font-name="Liberation Serif" fo:font-size="12pt" fo:font-style="normal" officeooo:rsid="012fed8c" officeooo:paragraph-rsid="01ca2f65" style:font-size-asian="12pt" style:font-style-asian="normal" style:font-size-complex="12pt" style:font-style-complex="normal"/>
    </style:style>
    <style:style style:name="P49" style:family="paragraph" style:parent-style-name="Preformatted_20_Text">
      <style:text-properties style:font-name="Liberation Serif" fo:font-size="12pt" fo:font-style="normal" officeooo:rsid="006ea1c7" officeooo:paragraph-rsid="01ca2f65" style:font-size-asian="12pt" style:font-style-asian="normal" style:font-size-complex="12pt" style:font-style-complex="normal"/>
    </style:style>
    <style:style style:name="P50" style:family="paragraph" style:parent-style-name="Preformatted_20_Text">
      <style:text-properties style:font-name="Liberation Serif" fo:font-size="12pt" fo:font-style="normal" officeooo:rsid="0070c194" officeooo:paragraph-rsid="01ca2f65" style:font-size-asian="12pt" style:font-style-asian="normal" style:font-size-complex="12pt" style:font-style-complex="normal"/>
    </style:style>
    <style:style style:name="P51" style:family="paragraph" style:parent-style-name="Preformatted_20_Text">
      <style:text-properties style:font-name="Liberation Serif" fo:font-size="12pt" fo:font-style="normal" officeooo:rsid="0064d886" officeooo:paragraph-rsid="01ca2f65" style:font-size-asian="12pt" style:font-style-asian="normal" style:font-size-complex="12pt" style:font-style-complex="normal"/>
    </style:style>
    <style:style style:name="P52" style:family="paragraph" style:parent-style-name="Preformatted_20_Text">
      <style:text-properties style:font-name="Liberation Serif" fo:font-size="12pt" fo:font-style="normal" officeooo:rsid="0061eb57" officeooo:paragraph-rsid="01cf2c49" style:font-size-asian="12pt" style:font-style-asian="normal" style:font-size-complex="12pt" style:font-style-complex="normal"/>
    </style:style>
    <style:style style:name="P53" style:family="paragraph" style:parent-style-name="Preformatted_20_Text">
      <style:paragraph-properties fo:text-align="end" style:justify-single-word="false"/>
      <style:text-properties style:font-name="Liberation Serif" fo:font-size="12pt" fo:font-style="normal" officeooo:paragraph-rsid="01cf2c49" style:font-size-asian="12pt" style:font-style-asian="normal" style:font-size-complex="12pt" style:font-style-complex="normal"/>
    </style:style>
    <style:style style:name="P54" style:family="paragraph" style:parent-style-name="Preformatted_20_Text">
      <style:text-properties style:font-name="Liberation Serif" fo:font-size="12pt" fo:font-style="normal" officeooo:paragraph-rsid="01cf2c49" style:font-size-asian="12pt" style:font-style-asian="normal" style:font-size-complex="12pt" style:font-style-complex="normal"/>
    </style:style>
    <style:style style:name="P55" style:family="paragraph" style:parent-style-name="Preformatted_20_Text">
      <style:text-properties style:font-name="Liberation Serif" fo:font-size="12pt" fo:font-style="normal" officeooo:paragraph-rsid="01d118d7" style:font-size-asian="12pt" style:font-style-asian="normal" style:font-size-complex="12pt" style:font-style-complex="normal"/>
    </style:style>
    <style:style style:name="P56" style:family="paragraph" style:parent-style-name="Preformatted_20_Text">
      <style:text-properties style:font-name="Liberation Serif" fo:font-size="12pt" fo:font-style="normal" officeooo:rsid="01d118d7" officeooo:paragraph-rsid="01d118d7" style:font-size-asian="12pt" style:font-style-asian="normal" style:font-size-complex="12pt" style:font-style-complex="normal"/>
    </style:style>
    <style:style style:name="P57" style:family="paragraph" style:parent-style-name="Preformatted_20_Text">
      <style:paragraph-properties fo:text-align="start" style:justify-single-word="false"/>
      <style:text-properties style:font-name="Liberation Serif" fo:font-size="12pt" fo:font-style="normal" officeooo:rsid="01d8b38f" officeooo:paragraph-rsid="01e9e861" style:font-size-asian="12pt" style:font-style-asian="normal" style:font-size-complex="12pt" style:font-style-complex="normal"/>
    </style:style>
    <style:style style:name="P58" style:family="paragraph" style:parent-style-name="Preformatted_20_Text">
      <style:text-properties style:font-name="Liberation Serif" fo:font-size="12pt" fo:font-style="normal" officeooo:rsid="01cd3f23" officeooo:paragraph-rsid="01ca2f65" style:font-size-asian="12pt" style:font-style-asian="normal" style:font-size-complex="12pt" style:font-style-complex="normal"/>
    </style:style>
    <style:style style:name="P59"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60" style:family="paragraph" style:parent-style-name="Preformatted_20_Text">
      <style:text-properties style:font-name="Liberation Serif" fo:font-size="12pt" fo:font-style="normal" officeooo:rsid="002b0e18" officeooo:paragraph-rsid="00355c72" style:font-name-asian="Courier New" style:font-size-asian="12pt" style:font-style-asian="normal" style:font-name-complex="Liberation Mono" style:font-size-complex="12pt" style:font-style-complex="normal"/>
    </style:style>
    <style:style style:name="P61" style:family="paragraph" style:parent-style-name="Preformatted_20_Text">
      <style:text-properties style:font-name="Liberation Serif" fo:font-size="12pt" fo:font-style="normal" officeooo:rsid="003848d9" officeooo:paragraph-rsid="003848d9" style:font-name-asian="Courier New" style:font-size-asian="12pt" style:font-style-asian="normal" style:font-name-complex="Liberation Mono" style:font-size-complex="12pt" style:font-style-complex="normal"/>
    </style:style>
    <style:style style:name="P62" style:family="paragraph" style:parent-style-name="Preformatted_20_Text">
      <style:text-properties style:font-name="Liberation Serif" fo:font-size="12pt" fo:font-style="normal" officeooo:rsid="00401c3e" officeooo:paragraph-rsid="00401c3e" style:font-name-asian="Courier New" style:font-size-asian="12pt" style:font-style-asian="normal" style:font-name-complex="Liberation Mono" style:font-size-complex="12pt" style:font-style-complex="normal"/>
    </style:style>
    <style:style style:name="P63" style:family="paragraph" style:parent-style-name="Preformatted_20_Text">
      <style:text-properties style:font-name="Liberation Serif" fo:font-size="12pt" fo:font-style="normal" officeooo:rsid="00428090" officeooo:paragraph-rsid="00428090" style:font-name-asian="Courier New" style:font-size-asian="12pt" style:font-style-asian="normal" style:font-name-complex="Liberation Mono" style:font-size-complex="12pt" style:font-style-complex="normal"/>
    </style:style>
    <style:style style:name="P64"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65" style:family="paragraph" style:parent-style-name="Preformatted_20_Text">
      <style:text-properties style:font-name="Liberation Serif" fo:font-size="12pt" fo:font-style="normal" officeooo:rsid="0043b2b5" officeooo:paragraph-rsid="0046c798" style:font-name-asian="Courier New" style:font-size-asian="12pt" style:font-style-asian="normal" style:font-name-complex="Liberation Mono" style:font-size-complex="12pt" style:font-style-complex="normal"/>
    </style:style>
    <style:style style:name="P66" style:family="paragraph" style:parent-style-name="Preformatted_20_Text">
      <style:text-properties style:font-name="Liberation Serif" fo:font-size="12pt" fo:font-style="normal" officeooo:paragraph-rsid="0054ed4b" style:font-name-asian="Courier New" style:font-size-asian="12pt" style:font-style-asian="normal" style:font-name-complex="Liberation Mono" style:font-size-complex="12pt" style:font-style-complex="normal"/>
    </style:style>
    <style:style style:name="P67" style:family="paragraph" style:parent-style-name="Preformatted_20_Text">
      <style:text-properties style:font-name="Liberation Serif" fo:font-size="12pt" fo:font-style="normal" officeooo:rsid="0054ed4b" officeooo:paragraph-rsid="00560edf" style:font-name-asian="Courier New" style:font-size-asian="12pt" style:font-style-asian="normal" style:font-name-complex="Liberation Mono" style:font-size-complex="12pt" style:font-style-complex="normal"/>
    </style:style>
    <style:style style:name="P68" style:family="paragraph" style:parent-style-name="Preformatted_20_Text">
      <style:text-properties style:font-name="Liberation Serif" fo:font-size="12pt" fo:font-style="normal" officeooo:rsid="00bf1de7" officeooo:paragraph-rsid="00bf1de7" style:font-name-asian="Courier New" style:font-size-asian="12pt" style:font-style-asian="normal" style:font-name-complex="Liberation Mono" style:font-size-complex="12pt" style:font-style-complex="normal"/>
    </style:style>
    <style:style style:name="P69" style:family="paragraph" style:parent-style-name="Preformatted_20_Text">
      <style:text-properties style:font-name="Liberation Serif" fo:font-size="12pt" fo:font-style="normal" officeooo:rsid="00bf1de7" officeooo:paragraph-rsid="00c303d9" style:font-name-asian="Courier New" style:font-size-asian="12pt" style:font-style-asian="normal" style:font-name-complex="Liberation Mono" style:font-size-complex="12pt" style:font-style-complex="normal"/>
    </style:style>
    <style:style style:name="P70" style:family="paragraph" style:parent-style-name="Preformatted_20_Text">
      <style:text-properties style:font-name="Liberation Serif" fo:font-size="12pt" fo:font-style="normal" officeooo:rsid="00e167b3" officeooo:paragraph-rsid="00e167b3" style:font-name-asian="Courier New" style:font-size-asian="12pt" style:font-style-asian="normal" style:font-name-complex="Liberation Mono" style:font-size-complex="12pt" style:font-style-complex="normal"/>
    </style:style>
    <style:style style:name="P71" style:family="paragraph" style:parent-style-name="Preformatted_20_Text">
      <style:text-properties style:font-name="Liberation Serif" fo:font-size="12pt" fo:font-style="normal" officeooo:rsid="0083f2c9" officeooo:paragraph-rsid="01d0895f" style:font-name-asian="Courier New" style:font-size-asian="12pt" style:font-style-asian="normal" style:font-name-complex="Liberation Mono" style:font-size-complex="12pt" style:font-style-complex="normal"/>
    </style:style>
    <style:style style:name="P72"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ca2f65" style:font-size-asian="12pt" style:font-style-asian="normal" style:font-weight-asian="bold" style:font-size-complex="12pt" style:font-style-complex="normal" style:font-weight-complex="bold"/>
    </style:style>
    <style:style style:name="P73" style:family="paragraph" style:parent-style-name="Preformatted_20_Text">
      <style:paragraph-properties fo:text-align="center" style:justify-single-word="false"/>
      <style:text-properties style:font-name="Liberation Serif" fo:font-size="12pt" fo:font-style="normal" fo:font-weight="bold" officeooo:rsid="014d8220" officeooo:paragraph-rsid="01ca2f65" style:font-size-asian="12pt" style:font-style-asian="normal" style:font-weight-asian="bold" style:font-size-complex="12pt" style:font-style-complex="normal" style:font-weight-complex="bold"/>
    </style:style>
    <style:style style:name="P74" style:family="paragraph" style:parent-style-name="Preformatted_20_Text">
      <style:text-properties style:font-name="Liberation Serif" fo:font-size="12pt" fo:font-style="normal" fo:font-weight="bold" officeooo:rsid="00827b09" officeooo:paragraph-rsid="01ca2f65" style:font-size-asian="12pt" style:font-style-asian="normal" style:font-weight-asian="bold" style:font-size-complex="12pt" style:font-style-complex="normal" style:font-weight-complex="bold"/>
    </style:style>
    <style:style style:name="P75" style:family="paragraph" style:parent-style-name="Preformatted_20_Text">
      <style:paragraph-properties fo:text-align="center" style:justify-single-word="false"/>
      <style:text-properties style:font-name="Liberation Serif" fo:font-size="12pt" fo:font-style="normal" fo:font-weight="bold" officeooo:rsid="01649eba" officeooo:paragraph-rsid="01ca2f65" style:font-size-asian="12pt" style:font-style-asian="normal" style:font-weight-asian="bold" style:font-size-complex="12pt" style:font-style-complex="normal" style:font-weight-complex="bold"/>
    </style:style>
    <style:style style:name="P76" style:family="paragraph" style:parent-style-name="Preformatted_20_Text">
      <style:text-properties style:font-name="Liberation Serif" fo:font-size="12pt" fo:font-style="normal" fo:font-weight="bold" officeooo:paragraph-rsid="01cf2c49" style:font-size-asian="12pt" style:font-style-asian="normal" style:font-weight-asian="bold" style:font-size-complex="12pt" style:font-style-complex="normal" style:font-weight-complex="bold"/>
    </style:style>
    <style:style style:name="P77"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3848d9" style:font-name-asian="Courier New" style:font-size-asian="12pt" style:font-style-asian="normal" style:font-weight-asian="bold" style:font-name-complex="Liberation Mono" style:font-size-complex="12pt" style:font-style-complex="normal" style:font-weight-complex="bold"/>
    </style:style>
    <style:style style:name="P78"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401c3e" style:font-name-asian="Courier New" style:font-size-asian="12pt" style:font-style-asian="normal" style:font-weight-asian="bold" style:font-name-complex="Liberation Mono" style:font-size-complex="12pt" style:font-style-complex="normal" style:font-weight-complex="bold"/>
    </style:style>
    <style:style style:name="P79"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bc7b33" style:font-name-asian="Courier New" style:font-size-asian="12pt" style:font-style-asian="normal" style:font-weight-asian="bold" style:font-name-complex="Liberation Mono" style:font-size-complex="12pt" style:font-style-complex="normal" style:font-weight-complex="bold"/>
    </style:style>
    <style:style style:name="P80"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09f904" style:font-size-asian="12pt" style:font-style-asian="normal" style:font-weight-asian="normal" style:font-size-complex="12pt" style:font-style-complex="normal" style:font-weight-complex="normal"/>
    </style:style>
    <style:style style:name="P81"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ca2f65" style:font-size-asian="12pt" style:font-style-asian="normal" style:font-weight-asian="normal" style:font-size-complex="12pt" style:font-style-complex="normal" style:font-weight-complex="normal"/>
    </style:style>
    <style:style style:name="P82" style:family="paragraph" style:parent-style-name="Preformatted_20_Text">
      <style:paragraph-properties fo:text-align="start" style:justify-single-word="false"/>
      <style:text-properties style:font-name="Liberation Serif" fo:font-size="12pt" fo:font-style="normal" fo:font-weight="normal" officeooo:rsid="019dd962" officeooo:paragraph-rsid="019dd962" style:font-size-asian="12pt" style:font-style-asian="normal" style:font-weight-asian="normal" style:font-size-complex="12pt" style:font-style-complex="normal" style:font-weight-complex="normal"/>
    </style:style>
    <style:style style:name="P83" style:family="paragraph" style:parent-style-name="Preformatted_20_Text">
      <style:text-properties style:font-name="Liberation Serif" fo:font-size="12pt" fo:font-style="normal" fo:font-weight="normal" officeooo:rsid="01ab465d" officeooo:paragraph-rsid="01ab465d" style:font-size-asian="12pt" style:font-style-asian="normal" style:font-weight-asian="normal" style:font-size-complex="12pt" style:font-style-complex="normal" style:font-weight-complex="normal"/>
    </style:style>
    <style:style style:name="P84" style:family="paragraph" style:parent-style-name="Preformatted_20_Text">
      <style:text-properties style:font-name="Liberation Serif" fo:font-size="12pt" fo:font-style="normal" fo:font-weight="normal" officeooo:rsid="00392008" officeooo:paragraph-rsid="01ab465d" style:font-size-asian="12pt" style:font-style-asian="normal" style:font-weight-asian="normal" style:font-size-complex="12pt" style:font-style-complex="normal" style:font-weight-complex="normal"/>
    </style:style>
    <style:style style:name="P85" style:family="paragraph" style:parent-style-name="Preformatted_20_Text">
      <style:text-properties style:font-name="Liberation Serif" fo:font-size="12pt" fo:font-style="normal" fo:font-weight="normal" officeooo:rsid="00392008" officeooo:paragraph-rsid="01b3929b" style:font-size-asian="12pt" style:font-style-asian="normal" style:font-weight-asian="normal" style:font-size-complex="12pt" style:font-style-complex="normal" style:font-weight-complex="normal"/>
    </style:style>
    <style:style style:name="P86" style:family="paragraph" style:parent-style-name="Preformatted_20_Text">
      <style:text-properties style:font-name="Liberation Serif" fo:font-size="12pt" fo:font-style="normal" fo:font-weight="normal" officeooo:rsid="01b3929b" officeooo:paragraph-rsid="01b3929b" style:font-size-asian="12pt" style:font-style-asian="normal" style:font-weight-asian="normal" style:font-size-complex="12pt" style:font-style-complex="normal" style:font-weight-complex="normal"/>
    </style:style>
    <style:style style:name="P87" style:family="paragraph" style:parent-style-name="Preformatted_20_Text">
      <style:text-properties style:font-name="Liberation Serif" fo:font-size="12pt" fo:font-style="normal" fo:font-weight="normal" officeooo:rsid="0112923c" officeooo:paragraph-rsid="01ca2f65" style:font-size-asian="12pt" style:font-style-asian="normal" style:font-weight-asian="normal" style:font-size-complex="12pt" style:font-style-complex="normal" style:font-weight-complex="normal"/>
    </style:style>
    <style:style style:name="P88" style:family="paragraph" style:parent-style-name="Preformatted_20_Text">
      <style:paragraph-properties fo:text-align="start" style:justify-single-word="false"/>
      <style:text-properties style:font-name="Liberation Serif" fo:font-size="12pt" fo:font-style="normal" fo:font-weight="normal" officeooo:rsid="012d6eee" officeooo:paragraph-rsid="01e9e861" style:font-size-asian="12pt" style:font-style-asian="normal" style:font-weight-asian="normal" style:font-size-complex="12pt" style:font-style-complex="normal" style:font-weight-complex="normal"/>
    </style:style>
    <style:style style:name="P89" style:family="paragraph" style:parent-style-name="Preformatted_20_Text">
      <style:text-properties style:font-name="Liberation Serif" fo:font-size="12pt" fo:font-style="normal" fo:font-weight="normal" officeooo:rsid="0124b792" officeooo:paragraph-rsid="01ca2f65" style:font-size-asian="12pt" style:font-style-asian="normal" style:font-weight-asian="normal" style:font-size-complex="12pt" style:font-style-complex="normal" style:font-weight-complex="normal"/>
    </style:style>
    <style:style style:name="P90" style:family="paragraph" style:parent-style-name="Preformatted_20_Text">
      <style:paragraph-properties fo:text-align="start" style:justify-single-word="false"/>
      <style:text-properties style:font-name="Liberation Serif" fo:font-size="12pt" fo:font-style="normal" fo:font-weight="normal" officeooo:rsid="013d7185" officeooo:paragraph-rsid="01ca2f65" style:font-size-asian="12pt" style:font-style-asian="normal" style:font-weight-asian="normal" style:font-size-complex="12pt" style:font-style-complex="normal" style:font-weight-complex="normal"/>
    </style:style>
    <style:style style:name="P91" style:family="paragraph" style:parent-style-name="Preformatted_20_Text">
      <style:text-properties style:font-name="Liberation Serif" fo:font-size="12pt" fo:font-style="normal" fo:font-weight="normal" officeooo:rsid="013d7185" officeooo:paragraph-rsid="01ca2f65" style:font-size-asian="12pt" style:font-style-asian="normal" style:font-weight-asian="normal" style:font-size-complex="12pt" style:font-style-complex="normal" style:font-weight-complex="normal"/>
    </style:style>
    <style:style style:name="P92" style:family="paragraph" style:parent-style-name="Preformatted_20_Text">
      <style:paragraph-properties fo:text-align="start" style:justify-single-word="false"/>
      <style:text-properties style:font-name="Liberation Serif" fo:font-size="12pt" fo:font-style="normal" fo:font-weight="normal" officeooo:rsid="0147463b" officeooo:paragraph-rsid="01ca2f65" style:font-size-asian="12pt" style:font-style-asian="normal" style:font-weight-asian="normal" style:font-size-complex="12pt" style:font-style-complex="normal" style:font-weight-complex="normal"/>
    </style:style>
    <style:style style:name="P93" style:family="paragraph" style:parent-style-name="Preformatted_20_Text">
      <style:text-properties style:font-name="Liberation Serif" fo:font-size="12pt" fo:font-style="normal" fo:font-weight="normal" officeooo:rsid="014b494c" officeooo:paragraph-rsid="01ca2f65" style:font-size-asian="12pt" style:font-style-asian="normal" style:font-weight-asian="normal" style:font-size-complex="12pt" style:font-style-complex="normal" style:font-weight-complex="normal"/>
    </style:style>
    <style:style style:name="P94" style:family="paragraph" style:parent-style-name="Preformatted_20_Text">
      <style:text-properties style:font-name="Liberation Serif" fo:font-size="12pt" fo:font-style="normal" fo:font-weight="normal" officeooo:rsid="014cdc45" officeooo:paragraph-rsid="01ca2f65" style:font-size-asian="12pt" style:font-style-asian="normal" style:font-weight-asian="normal" style:font-size-complex="12pt" style:font-style-complex="normal" style:font-weight-complex="normal"/>
    </style:style>
    <style:style style:name="P95" style:family="paragraph" style:parent-style-name="Preformatted_20_Text">
      <style:text-properties style:font-name="Liberation Serif" fo:font-size="12pt" fo:font-style="normal" fo:font-weight="normal" officeooo:rsid="014d8220" officeooo:paragraph-rsid="01ca2f65" style:font-size-asian="12pt" style:font-style-asian="normal" style:font-weight-asian="normal" style:font-size-complex="12pt" style:font-style-complex="normal" style:font-weight-complex="normal"/>
    </style:style>
    <style:style style:name="P96" style:family="paragraph" style:parent-style-name="Preformatted_20_Text">
      <style:text-properties style:font-name="Liberation Serif" fo:font-size="12pt" fo:font-style="normal" fo:font-weight="normal" officeooo:rsid="014dd866" officeooo:paragraph-rsid="01ca2f65" style:font-size-asian="12pt" style:font-style-asian="normal" style:font-weight-asian="normal" style:font-size-complex="12pt" style:font-style-complex="normal" style:font-weight-complex="normal"/>
    </style:style>
    <style:style style:name="P97" style:family="paragraph" style:parent-style-name="Preformatted_20_Text">
      <style:text-properties style:font-name="Liberation Serif" fo:font-size="12pt" fo:font-style="normal" fo:font-weight="normal" officeooo:rsid="014f1f3d" officeooo:paragraph-rsid="01ca2f65" style:font-size-asian="12pt" style:font-style-asian="normal" style:font-weight-asian="normal" style:font-size-complex="12pt" style:font-style-complex="normal" style:font-weight-complex="normal"/>
    </style:style>
    <style:style style:name="P98" style:family="paragraph" style:parent-style-name="Preformatted_20_Text">
      <style:text-properties style:font-name="Liberation Serif" fo:font-size="12pt" fo:font-style="normal" fo:font-weight="normal" officeooo:rsid="0153381b" officeooo:paragraph-rsid="01ca2f65" style:font-size-asian="12pt" style:font-style-asian="normal" style:font-weight-asian="normal" style:font-size-complex="12pt" style:font-style-complex="normal" style:font-weight-complex="normal"/>
    </style:style>
    <style:style style:name="P99" style:family="paragraph" style:parent-style-name="Preformatted_20_Text">
      <style:text-properties style:font-name="Liberation Serif" fo:font-size="12pt" fo:font-style="normal" fo:font-weight="normal" officeooo:rsid="014fd567" officeooo:paragraph-rsid="01ca2f65" style:font-size-asian="12pt" style:font-style-asian="normal" style:font-weight-asian="normal" style:font-size-complex="12pt" style:font-style-complex="normal" style:font-weight-complex="normal"/>
    </style:style>
    <style:style style:name="P100" style:family="paragraph" style:parent-style-name="Preformatted_20_Text">
      <style:text-properties style:font-name="Liberation Serif" fo:font-size="12pt" fo:font-style="normal" fo:font-weight="normal" officeooo:rsid="0155070f" officeooo:paragraph-rsid="01ca2f65" style:font-size-asian="12pt" style:font-style-asian="normal" style:font-weight-asian="normal" style:font-size-complex="12pt" style:font-style-complex="normal" style:font-weight-complex="normal"/>
    </style:style>
    <style:style style:name="P101" style:family="paragraph" style:parent-style-name="Preformatted_20_Text">
      <style:text-properties style:font-name="Liberation Serif" fo:font-size="12pt" fo:font-style="normal" fo:font-weight="normal" officeooo:rsid="0159d86e" officeooo:paragraph-rsid="01ca2f65" style:font-size-asian="12pt" style:font-style-asian="normal" style:font-weight-asian="normal" style:font-size-complex="12pt" style:font-style-complex="normal" style:font-weight-complex="normal"/>
    </style:style>
    <style:style style:name="P102" style:family="paragraph" style:parent-style-name="Preformatted_20_Text">
      <style:text-properties style:font-name="Liberation Serif" fo:font-size="12pt" fo:font-style="normal" fo:font-weight="normal" officeooo:rsid="015c7da9" officeooo:paragraph-rsid="01ca2f65" style:font-size-asian="12pt" style:font-style-asian="normal" style:font-weight-asian="normal" style:font-size-complex="12pt" style:font-style-complex="normal" style:font-weight-complex="normal"/>
    </style:style>
    <style:style style:name="P103" style:family="paragraph" style:parent-style-name="Preformatted_20_Text">
      <style:paragraph-properties fo:text-align="start" style:justify-single-word="false"/>
      <style:text-properties style:font-name="Liberation Serif" fo:font-size="12pt" fo:font-style="normal" fo:font-weight="normal" officeooo:rsid="015d3330" officeooo:paragraph-rsid="01ca2f65" style:font-size-asian="12pt" style:font-style-asian="normal" style:font-weight-asian="normal" style:font-size-complex="12pt" style:font-style-complex="normal" style:font-weight-complex="normal"/>
    </style:style>
    <style:style style:name="P104" style:family="paragraph" style:parent-style-name="Preformatted_20_Text">
      <style:text-properties style:font-name="Liberation Serif" fo:font-size="12pt" fo:font-style="normal" fo:font-weight="normal" officeooo:rsid="016350c0" officeooo:paragraph-rsid="01cc4982" style:font-size-asian="12pt" style:font-style-asian="normal" style:font-weight-asian="normal" style:font-size-complex="12pt" style:font-style-complex="normal" style:font-weight-complex="normal"/>
    </style:style>
    <style:style style:name="P105" style:family="paragraph" style:parent-style-name="Preformatted_20_Text">
      <style:text-properties style:font-name="Liberation Serif" fo:font-size="12pt" fo:font-style="normal" fo:font-weight="normal" officeooo:rsid="01666714" officeooo:paragraph-rsid="01cc4982" style:font-size-asian="12pt" style:font-style-asian="normal" style:font-weight-asian="normal" style:font-size-complex="12pt" style:font-style-complex="normal" style:font-weight-complex="normal"/>
    </style:style>
    <style:style style:name="P106" style:family="paragraph" style:parent-style-name="Preformatted_20_Text">
      <style:text-properties style:font-name="Liberation Serif" fo:font-size="12pt" fo:font-style="normal" fo:font-weight="normal" officeooo:rsid="016750e1" officeooo:paragraph-rsid="01cc4982" style:font-size-asian="12pt" style:font-style-asian="normal" style:font-weight-asian="normal" style:font-size-complex="12pt" style:font-style-complex="normal" style:font-weight-complex="normal"/>
    </style:style>
    <style:style style:name="P107" style:family="paragraph" style:parent-style-name="Preformatted_20_Text">
      <style:paragraph-properties fo:text-align="start" style:justify-single-word="false"/>
      <style:text-properties style:font-name="Liberation Serif" fo:font-size="12pt" fo:font-style="normal" fo:font-weight="normal" officeooo:rsid="0168e751" officeooo:paragraph-rsid="01cc4982" style:font-size-asian="12pt" style:font-style-asian="normal" style:font-weight-asian="normal" style:font-size-complex="12pt" style:font-style-complex="normal" style:font-weight-complex="normal"/>
    </style:style>
    <style:style style:name="P108" style:family="paragraph" style:parent-style-name="Preformatted_20_Text">
      <style:text-properties style:font-name="Liberation Serif" fo:font-size="12pt" fo:font-style="normal" fo:font-weight="normal" officeooo:rsid="0140f6b9" officeooo:paragraph-rsid="016d2795" style:font-size-asian="12pt" style:font-style-asian="normal" style:font-weight-asian="normal" style:font-size-complex="12pt" style:font-style-complex="normal" style:font-weight-complex="normal"/>
    </style:style>
    <style:style style:name="P109" style:family="paragraph" style:parent-style-name="Preformatted_20_Text">
      <style:text-properties style:font-name="Liberation Serif" fo:font-size="12pt" fo:font-style="normal" fo:font-weight="normal" officeooo:rsid="0140f6b9" officeooo:paragraph-rsid="016eff39" style:font-size-asian="12pt" style:font-style-asian="normal" style:font-weight-asian="normal" style:font-size-complex="12pt" style:font-style-complex="normal" style:font-weight-complex="normal"/>
    </style:style>
    <style:style style:name="P110" style:family="paragraph" style:parent-style-name="Preformatted_20_Text">
      <style:text-properties style:font-name="Liberation Serif" fo:font-size="12pt" fo:font-style="normal" fo:font-weight="normal" officeooo:rsid="0140f6b9" officeooo:paragraph-rsid="0171baba" style:font-size-asian="12pt" style:font-style-asian="normal" style:font-weight-asian="normal" style:font-size-complex="12pt" style:font-style-complex="normal" style:font-weight-complex="normal"/>
    </style:style>
    <style:style style:name="P111" style:family="paragraph" style:parent-style-name="Preformatted_20_Text">
      <style:text-properties style:font-name="Liberation Serif" fo:font-size="12pt" fo:font-style="normal" fo:font-weight="normal" officeooo:rsid="0140f6b9" officeooo:paragraph-rsid="0140f6b9" style:font-size-asian="12pt" style:font-style-asian="normal" style:font-weight-asian="normal" style:font-size-complex="12pt" style:font-style-complex="normal" style:font-weight-complex="normal"/>
    </style:style>
    <style:style style:name="P112" style:family="paragraph" style:parent-style-name="Preformatted_20_Text">
      <style:paragraph-properties fo:text-align="start" style:justify-single-word="false"/>
      <style:text-properties style:font-name="Liberation Serif" fo:font-size="12pt" fo:font-style="normal" fo:font-weight="normal" officeooo:rsid="004e5311" officeooo:paragraph-rsid="01cf2c49" style:font-size-asian="12pt" style:font-style-asian="normal" style:font-weight-asian="normal" style:font-size-complex="12pt" style:font-style-complex="normal" style:font-weight-complex="normal"/>
    </style:style>
    <style:style style:name="P113" style:family="paragraph" style:parent-style-name="Preformatted_20_Text">
      <style:paragraph-properties fo:text-align="start" style:justify-single-word="false"/>
      <style:text-properties style:font-name="Liberation Serif" fo:font-size="12pt" fo:font-style="normal" fo:font-weight="normal" officeooo:rsid="0179c88c" officeooo:paragraph-rsid="01cf2c49" style:font-size-asian="12pt" style:font-style-asian="normal" style:font-weight-asian="normal" style:font-size-complex="12pt" style:font-style-complex="normal" style:font-weight-complex="normal"/>
    </style:style>
    <style:style style:name="P114" style:family="paragraph" style:parent-style-name="Preformatted_20_Text">
      <style:text-properties style:font-name="Liberation Serif" fo:font-size="12pt" fo:font-style="normal" fo:font-weight="normal" officeooo:rsid="0179c88c" officeooo:paragraph-rsid="0179c88c" style:font-size-asian="12pt" style:font-style-asian="normal" style:font-weight-asian="normal" style:font-size-complex="12pt" style:font-style-complex="normal" style:font-weight-complex="normal"/>
    </style:style>
    <style:style style:name="P115" style:family="paragraph" style:parent-style-name="Preformatted_20_Text">
      <style:paragraph-properties fo:text-align="start" style:justify-single-word="false"/>
      <style:text-properties style:font-name="Liberation Serif" fo:font-size="12pt" fo:font-style="normal" fo:font-weight="normal" officeooo:rsid="017f827f" officeooo:paragraph-rsid="01cf2c49" style:font-size-asian="12pt" style:font-style-asian="normal" style:font-weight-asian="normal" style:font-size-complex="12pt" style:font-style-complex="normal" style:font-weight-complex="normal"/>
    </style:style>
    <style:style style:name="P116" style:family="paragraph" style:parent-style-name="Preformatted_20_Text">
      <style:paragraph-properties fo:text-align="start" style:justify-single-word="false"/>
      <style:text-properties style:font-name="Liberation Serif" fo:font-size="12pt" fo:font-style="normal" fo:font-weight="normal" officeooo:rsid="01811399" officeooo:paragraph-rsid="01cf2c49" style:font-size-asian="12pt" style:font-style-asian="normal" style:font-weight-asian="normal" style:font-size-complex="12pt" style:font-style-complex="normal" style:font-weight-complex="normal"/>
    </style:style>
    <style:style style:name="P117" style:family="paragraph" style:parent-style-name="Preformatted_20_Text">
      <style:text-properties style:font-name="Liberation Serif" fo:font-size="12pt" fo:font-style="normal" fo:font-weight="normal" officeooo:rsid="0171baba" officeooo:paragraph-rsid="0171baba" style:font-size-asian="12pt" style:font-style-asian="normal" style:font-weight-asian="normal" style:font-size-complex="12pt" style:font-style-complex="normal" style:font-weight-complex="normal"/>
    </style:style>
    <style:style style:name="P118" style:family="paragraph" style:parent-style-name="Preformatted_20_Text">
      <style:text-properties style:font-name="Liberation Serif" fo:font-size="12pt" fo:font-style="normal" fo:font-weight="normal" officeooo:rsid="016eff39" officeooo:paragraph-rsid="016f3beb" style:font-size-asian="12pt" style:font-style-asian="normal" style:font-weight-asian="normal" style:font-size-complex="12pt" style:font-style-complex="normal" style:font-weight-complex="normal"/>
    </style:style>
    <style:style style:name="P119" style:family="paragraph" style:parent-style-name="Preformatted_20_Text">
      <style:text-properties style:font-name="Liberation Serif" fo:font-size="12pt" fo:font-style="normal" fo:font-weight="normal" officeooo:rsid="00a822c7" officeooo:paragraph-rsid="00d110de" style:font-size-asian="12pt" style:font-style-asian="normal" style:font-weight-asian="normal" style:font-size-complex="12pt" style:font-style-complex="normal" style:font-weight-complex="normal"/>
    </style:style>
    <style:style style:name="P120" style:family="paragraph" style:parent-style-name="Preformatted_20_Text">
      <style:paragraph-properties fo:text-align="start" style:justify-single-word="false"/>
      <style:text-properties style:font-name="Liberation Serif" fo:font-size="12pt" fo:font-style="normal" fo:font-weight="normal" officeooo:rsid="01139439" officeooo:paragraph-rsid="01e9e861" style:font-size-asian="12pt" style:font-style-asian="normal" style:font-weight-asian="normal" style:font-size-complex="12pt" style:font-style-complex="normal" style:font-weight-complex="normal"/>
    </style:style>
    <style:style style:name="P121" style:family="paragraph" style:parent-style-name="Preformatted_20_Text">
      <style:paragraph-properties fo:text-align="start" style:justify-single-word="false"/>
      <style:text-properties style:font-name="Liberation Serif" fo:font-size="12pt" fo:font-style="normal" fo:font-weight="normal" officeooo:rsid="01221581" officeooo:paragraph-rsid="01e9e861" style:font-size-asian="12pt" style:font-style-asian="normal" style:font-weight-asian="normal" style:font-size-complex="12pt" style:font-style-complex="normal" style:font-weight-complex="normal"/>
    </style:style>
    <style:style style:name="P122" style:family="paragraph" style:parent-style-name="Preformatted_20_Text">
      <style:text-properties style:font-name="Liberation Serif" fo:font-size="12pt" fo:font-style="italic" officeooo:rsid="005f90ee" officeooo:paragraph-rsid="005f90ee" style:font-size-asian="12pt" style:font-style-asian="italic" style:font-size-complex="12pt" style:font-style-complex="italic"/>
    </style:style>
    <style:style style:name="P123" style:family="paragraph" style:parent-style-name="Preformatted_20_Text">
      <style:text-properties style:font-name="Liberation Serif" fo:font-size="12pt" fo:font-style="italic" officeooo:rsid="005f90ee" officeooo:paragraph-rsid="007e806c" style:font-size-asian="12pt" style:font-style-asian="italic" style:font-size-complex="12pt" style:font-style-complex="italic"/>
    </style:style>
    <style:style style:name="P124" style:family="paragraph" style:parent-style-name="Preformatted_20_Text">
      <style:text-properties style:font-name="Liberation Serif" fo:font-size="12pt" fo:font-style="italic" officeooo:rsid="005f90ee" officeooo:paragraph-rsid="008d0fc4" style:font-size-asian="12pt" style:font-style-asian="italic" style:font-size-complex="12pt" style:font-style-complex="italic"/>
    </style:style>
    <style:style style:name="P125" style:family="paragraph" style:parent-style-name="Preformatted_20_Text">
      <style:text-properties style:font-name="Liberation Serif" fo:font-size="12pt" fo:font-style="italic" officeooo:rsid="005f90ee" officeooo:paragraph-rsid="00902f17" style:font-size-asian="12pt" style:font-style-asian="italic" style:font-size-complex="12pt" style:font-style-complex="italic"/>
    </style:style>
    <style:style style:name="P126" style:family="paragraph" style:parent-style-name="Preformatted_20_Text">
      <style:text-properties style:font-name="Liberation Serif" fo:font-size="12pt" fo:font-style="italic" officeooo:rsid="005f90ee" officeooo:paragraph-rsid="0094c352" style:font-size-asian="12pt" style:font-style-asian="italic" style:font-size-complex="12pt" style:font-style-complex="italic"/>
    </style:style>
    <style:style style:name="P127" style:family="paragraph" style:parent-style-name="Preformatted_20_Text">
      <style:text-properties style:font-name="Liberation Serif" fo:font-size="12pt" fo:font-style="italic" officeooo:rsid="005f90ee" officeooo:paragraph-rsid="00e439c2" style:font-size-asian="12pt" style:font-style-asian="italic" style:font-size-complex="12pt" style:font-style-complex="italic"/>
    </style:style>
    <style:style style:name="P128" style:family="paragraph" style:parent-style-name="Preformatted_20_Text">
      <style:text-properties style:font-name="Liberation Serif" fo:font-size="12pt" fo:font-style="italic" officeooo:rsid="005f90ee" officeooo:paragraph-rsid="00f0f26c" style:font-size-asian="12pt" style:font-style-asian="italic" style:font-size-complex="12pt" style:font-style-complex="italic"/>
    </style:style>
    <style:style style:name="P129" style:family="paragraph" style:parent-style-name="Preformatted_20_Text">
      <style:text-properties style:font-name="Liberation Serif" fo:font-size="12pt" fo:font-style="italic" officeooo:rsid="005f90ee" officeooo:paragraph-rsid="00f7cf74" style:font-size-asian="12pt" style:font-style-asian="italic" style:font-size-complex="12pt" style:font-style-complex="italic"/>
    </style:style>
    <style:style style:name="P130" style:family="paragraph" style:parent-style-name="Preformatted_20_Text">
      <style:text-properties style:font-name="Liberation Serif" fo:font-size="12pt" fo:font-style="italic" officeooo:rsid="005f90ee" officeooo:paragraph-rsid="0109ebe2" style:font-size-asian="12pt" style:font-style-asian="italic" style:font-size-complex="12pt" style:font-style-complex="italic"/>
    </style:style>
    <style:style style:name="P131" style:family="paragraph" style:parent-style-name="Preformatted_20_Text">
      <style:text-properties style:font-name="Liberation Serif" fo:font-size="12pt" fo:font-style="italic" officeooo:rsid="0073b4f5" officeooo:paragraph-rsid="01a26f60" style:font-size-asian="12pt" style:font-style-asian="italic" style:font-size-complex="12pt" style:font-style-complex="italic"/>
    </style:style>
    <style:style style:name="P132" style:family="paragraph" style:parent-style-name="Preformatted_20_Text">
      <style:text-properties style:font-name="Liberation Serif" fo:font-size="12pt" fo:font-style="italic" officeooo:rsid="0059185c" officeooo:paragraph-rsid="01cf2c49" style:font-size-asian="12pt" style:font-style-asian="italic" style:font-size-complex="12pt" style:font-style-complex="italic"/>
    </style:style>
    <style:style style:name="P133" style:family="paragraph" style:parent-style-name="Preformatted_20_Text">
      <style:text-properties style:font-name="Liberation Serif" fo:font-size="12pt" fo:font-style="italic" officeooo:rsid="0060d71f" officeooo:paragraph-rsid="01cf2c49" style:font-size-asian="12pt" style:font-style-asian="italic" style:font-size-complex="12pt" style:font-style-complex="italic"/>
    </style:style>
    <style:style style:name="P134" style:family="paragraph" style:parent-style-name="Preformatted_20_Text">
      <style:text-properties style:font-name="Liberation Serif" fo:font-size="12pt" fo:font-style="italic" fo:font-weight="normal" officeooo:rsid="019f5963" officeooo:paragraph-rsid="01b3929b" style:font-size-asian="12pt" style:font-style-asian="italic" style:font-weight-asian="normal" style:font-size-complex="12pt" style:font-style-complex="italic" style:font-weight-complex="normal"/>
    </style:style>
    <style:style style:name="P135" style:family="paragraph" style:parent-style-name="Preformatted_20_Text">
      <style:paragraph-properties fo:text-align="start" style:justify-single-word="false"/>
      <style:text-properties style:font-name="Liberation Serif" fo:font-size="12pt" fo:font-style="italic" fo:font-weight="normal" officeooo:rsid="014725ac" officeooo:paragraph-rsid="01ca2f65" style:font-size-asian="12pt" style:font-style-asian="italic" style:font-weight-asian="normal" style:font-size-complex="12pt" style:font-style-complex="italic" style:font-weight-complex="normal"/>
    </style:style>
    <style:style style:name="P136" style:family="paragraph" style:parent-style-name="Preformatted_20_Text">
      <style:paragraph-properties fo:text-align="start" style:justify-single-word="false"/>
      <style:text-properties style:font-name="Liberation Serif" fo:font-size="12pt" fo:font-style="italic" fo:font-weight="normal" officeooo:rsid="01d8b38f" officeooo:paragraph-rsid="01e9e861" style:font-size-asian="12pt" style:font-style-asian="italic" style:font-weight-asian="normal" style:font-size-complex="12pt" style:font-style-complex="italic" style:font-weight-complex="normal"/>
    </style:style>
    <style:style style:name="P137" style:family="paragraph" style:parent-style-name="Preformatted_20_Text">
      <style:text-properties style:font-name="Liberation Serif" fo:font-size="12pt" officeooo:paragraph-rsid="01cf2c49" style:font-size-asian="12pt" style:font-size-complex="12pt"/>
    </style:style>
    <style:style style:name="P138" style:family="paragraph" style:parent-style-name="Preformatted_20_Text">
      <style:text-properties style:font-name="Liberation Serif" fo:font-size="12pt" fo:font-weight="bold" style:font-size-asian="12pt" style:font-weight-asian="bold" style:font-size-complex="12pt" style:font-weight-complex="bold"/>
    </style:style>
    <style:style style:name="P139" style:family="paragraph" style:parent-style-name="Preformatted_20_Text">
      <style:text-properties fo:color="#000000" style:font-name="Liberation Serif" fo:font-size="12pt" fo:font-style="normal" fo:font-weight="normal" officeooo:rsid="013c845e" officeooo:paragraph-rsid="01ca2f65" style:font-size-asian="12pt" style:font-style-asian="normal" style:font-weight-asian="normal" style:font-size-complex="12pt" style:font-style-complex="normal" style:font-weight-complex="normal"/>
    </style:style>
    <style:style style:name="P140" style:family="paragraph" style:parent-style-name="Preformatted_20_Text">
      <style:text-properties fo:color="#000000" style:font-name="Liberation Serif" fo:font-size="12pt" fo:font-style="normal" fo:font-weight="normal" officeooo:rsid="013c845e" officeooo:paragraph-rsid="016eff39" style:font-size-asian="12pt" style:font-style-asian="normal" style:font-weight-asian="normal" style:font-size-complex="12pt" style:font-style-complex="normal" style:font-weight-complex="normal"/>
    </style:style>
    <style:style style:name="P141" style:family="paragraph" style:parent-style-name="Preformatted_20_Text">
      <style:text-properties fo:color="#000000" style:font-name="Liberation Serif" fo:font-size="12pt" fo:font-style="normal" fo:font-weight="normal" officeooo:rsid="019e20a3" officeooo:paragraph-rsid="01cde1c0" style:font-size-asian="12pt" style:font-style-asian="normal" style:font-weight-asian="normal" style:font-size-complex="12pt" style:font-style-complex="normal" style:font-weight-complex="normal"/>
    </style:style>
    <style:style style:name="P142" style:family="paragraph" style:parent-style-name="Preformatted_20_Text">
      <style:text-properties fo:color="#000000" style:font-name="Liberation Serif" fo:font-size="12pt" fo:font-style="normal" officeooo:rsid="007446c3" officeooo:paragraph-rsid="01ca2f65" style:font-size-asian="12pt" style:font-style-asian="normal" style:font-size-complex="12pt" style:font-style-complex="normal"/>
    </style:style>
    <style:style style:name="P143" style:family="paragraph" style:parent-style-name="Preformatted_20_Text">
      <style:text-properties fo:color="#000000" style:font-name="Liberation Serif" fo:font-size="12pt" fo:font-style="normal" officeooo:rsid="01cde1c0" officeooo:paragraph-rsid="01cde1c0" style:font-size-asian="12pt" style:font-style-asian="normal" style:font-size-complex="12pt" style:font-style-complex="normal"/>
    </style:style>
    <style:style style:name="P144" style:family="paragraph" style:parent-style-name="Table_20_Contents">
      <style:text-properties style:font-name="Liberation Serif" fo:font-size="12pt" style:font-name-asian="Courier New" style:font-size-asian="12pt" style:font-name-complex="Liberation Mono" style:font-size-complex="12pt"/>
    </style:style>
    <style:style style:name="P145" style:family="paragraph" style:parent-style-name="Table_20_Contents">
      <style:text-properties style:font-name="Liberation Serif" fo:font-size="12pt" officeooo:rsid="002b0e18" officeooo:paragraph-rsid="00310c30" style:font-name-asian="Courier New" style:font-size-asian="12pt" style:font-name-complex="Liberation Mono" style:font-size-complex="12pt"/>
    </style:style>
    <style:style style:name="P146" style:family="paragraph" style:parent-style-name="Table_20_Contents">
      <style:text-properties style:font-name="Liberation Serif" fo:font-size="12pt" officeooo:rsid="00339abb" officeooo:paragraph-rsid="00339abb" style:font-name-asian="Courier New" style:font-size-asian="12pt" style:font-name-complex="Liberation Mono" style:font-size-complex="12pt"/>
    </style:style>
    <style:style style:name="P147"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148" style:family="paragraph" style:parent-style-name="Table_20_Contents">
      <style:text-properties style:font-name="Liberation Serif" fo:font-size="12pt" officeooo:paragraph-rsid="003d21d2" style:font-name-asian="Courier New" style:font-size-asian="12pt" style:font-name-complex="Liberation Mono" style:font-size-complex="12pt"/>
    </style:style>
    <style:style style:name="P149" style:family="paragraph" style:parent-style-name="Table_20_Contents">
      <style:text-properties style:font-name="Liberation Serif" fo:font-size="12pt" officeooo:rsid="0040dc93" officeooo:paragraph-rsid="0040dc93" style:font-name-asian="Courier New" style:font-size-asian="12pt" style:font-name-complex="Liberation Mono" style:font-size-complex="12pt"/>
    </style:style>
    <style:style style:name="P150" style:family="paragraph" style:parent-style-name="Table_20_Contents">
      <style:text-properties style:font-name="Liberation Serif" fo:font-size="12pt" officeooo:rsid="00428090" officeooo:paragraph-rsid="00428090" style:font-name-asian="Courier New" style:font-size-asian="12pt" style:font-name-complex="Liberation Mono" style:font-size-complex="12pt"/>
    </style:style>
    <style:style style:name="P151" style:family="paragraph" style:parent-style-name="Table_20_Contents">
      <style:text-properties style:font-name="Liberation Serif" fo:font-size="12pt" officeooo:rsid="0043b2b5" officeooo:paragraph-rsid="0043b2b5" style:font-name-asian="Courier New" style:font-size-asian="12pt" style:font-name-complex="Liberation Mono" style:font-size-complex="12pt"/>
    </style:style>
    <style:style style:name="P152" style:family="paragraph" style:parent-style-name="Table_20_Contents">
      <style:text-properties style:font-name="Liberation Serif" fo:font-size="12pt" officeooo:rsid="004adc87" officeooo:paragraph-rsid="004adc87" style:font-name-asian="Courier New" style:font-size-asian="12pt" style:font-name-complex="Liberation Mono" style:font-size-complex="12pt"/>
    </style:style>
    <style:style style:name="P153" style:family="paragraph" style:parent-style-name="Table_20_Contents">
      <style:text-properties style:font-name="Liberation Serif" fo:font-size="12pt" officeooo:rsid="004b575b" officeooo:paragraph-rsid="004b575b" style:font-name-asian="Courier New" style:font-size-asian="12pt" style:font-name-complex="Liberation Mono" style:font-size-complex="12pt"/>
    </style:style>
    <style:style style:name="P154" style:family="paragraph" style:parent-style-name="Table_20_Contents">
      <style:text-properties style:font-name="Liberation Serif" fo:font-size="12pt" officeooo:rsid="004ec662" officeooo:paragraph-rsid="004ec662" style:font-name-asian="Courier New" style:font-size-asian="12pt" style:font-name-complex="Liberation Mono" style:font-size-complex="12pt"/>
    </style:style>
    <style:style style:name="P155" style:family="paragraph" style:parent-style-name="Table_20_Contents">
      <style:text-properties style:font-name="Liberation Serif" fo:font-size="12pt" officeooo:rsid="004fe341" officeooo:paragraph-rsid="004fe341" style:font-name-asian="Courier New" style:font-size-asian="12pt" style:font-name-complex="Liberation Mono" style:font-size-complex="12pt"/>
    </style:style>
    <style:style style:name="P156" style:family="paragraph" style:parent-style-name="Table_20_Contents">
      <style:text-properties style:font-name="Liberation Serif" fo:font-size="12pt" officeooo:rsid="0050d4c3" officeooo:paragraph-rsid="0050d4c3" style:font-name-asian="Courier New" style:font-size-asian="12pt" style:font-name-complex="Liberation Mono" style:font-size-complex="12pt"/>
    </style:style>
    <style:style style:name="P157" style:family="paragraph" style:parent-style-name="Table_20_Contents">
      <style:paragraph-properties fo:text-align="center" style:justify-single-word="false"/>
      <style:text-properties style:font-name="Liberation Serif" fo:font-size="12pt" officeooo:rsid="0050d4c3" officeooo:paragraph-rsid="0050d4c3" style:font-name-asian="Courier New" style:font-size-asian="12pt" style:font-name-complex="Liberation Mono" style:font-size-complex="12pt"/>
    </style:style>
    <style:style style:name="P158" style:family="paragraph" style:parent-style-name="Table_20_Contents">
      <style:text-properties style:font-name="Liberation Serif" fo:font-size="12pt" officeooo:rsid="00515beb" officeooo:paragraph-rsid="00515beb" style:font-name-asian="Courier New" style:font-size-asian="12pt" style:font-name-complex="Liberation Mono" style:font-size-complex="12pt"/>
    </style:style>
    <style:style style:name="P159"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160" style:family="paragraph" style:parent-style-name="Table_20_Contents">
      <style:text-properties style:font-name="Liberation Serif" fo:font-size="12pt" officeooo:paragraph-rsid="0054ed4b" style:font-name-asian="Courier New" style:font-size-asian="12pt" style:font-name-complex="Liberation Mono" style:font-size-complex="12pt"/>
    </style:style>
    <style:style style:name="P161" style:family="paragraph" style:parent-style-name="Table_20_Contents">
      <style:text-properties style:font-name="Liberation Serif" fo:font-size="12pt" officeooo:paragraph-rsid="00560edf" style:font-name-asian="Courier New" style:font-size-asian="12pt" style:font-name-complex="Liberation Mono" style:font-size-complex="12pt"/>
    </style:style>
    <style:style style:name="P162" style:family="paragraph" style:parent-style-name="Table_20_Contents">
      <style:text-properties style:font-name="Liberation Serif" fo:font-size="12pt" officeooo:rsid="00560edf" officeooo:paragraph-rsid="00560edf" style:font-name-asian="Courier New" style:font-size-asian="12pt" style:font-name-complex="Liberation Mono" style:font-size-complex="12pt"/>
    </style:style>
    <style:style style:name="P163" style:family="paragraph" style:parent-style-name="Table_20_Contents">
      <style:text-properties style:font-name="Liberation Serif" fo:font-size="12pt" officeooo:rsid="00bf1de7" officeooo:paragraph-rsid="00ddd2a2" style:font-name-asian="Courier New" style:font-size-asian="12pt" style:font-name-complex="Liberation Mono" style:font-size-complex="12pt"/>
    </style:style>
    <style:style style:name="P164" style:family="paragraph" style:parent-style-name="Table_20_Contents">
      <style:text-properties style:font-name="Liberation Serif" fo:font-size="12pt" officeooo:rsid="00e167b3" officeooo:paragraph-rsid="00e167b3" style:font-name-asian="Courier New" style:font-size-asian="12pt" style:font-name-complex="Liberation Mono" style:font-size-complex="12pt"/>
    </style:style>
    <style:style style:name="P165" style:family="paragraph" style:parent-style-name="Table_20_Contents">
      <style:text-properties style:font-name="Liberation Serif" fo:font-size="12pt" fo:font-style="normal" officeooo:rsid="002b0e18" officeooo:paragraph-rsid="003d5f95" style:font-name-asian="Courier New" style:font-size-asian="12pt" style:font-style-asian="normal" style:font-name-complex="Liberation Mono" style:font-size-complex="12pt" style:font-style-complex="normal"/>
    </style:style>
    <style:style style:name="P166" style:family="paragraph" style:parent-style-name="Table_20_Contents">
      <style:text-properties style:font-name="Liberation Serif" fo:font-size="12pt" fo:font-style="normal" officeooo:rsid="002b0e18" officeooo:paragraph-rsid="00dc7c71" style:font-name-asian="Courier New" style:font-size-asian="12pt" style:font-style-asian="normal" style:font-name-complex="Liberation Mono" style:font-size-complex="12pt" style:font-style-complex="normal"/>
    </style:style>
    <style:style style:name="P167" style:family="paragraph" style:parent-style-name="Table_20_Contents">
      <style:paragraph-properties fo:text-align="center" style:justify-single-word="false"/>
      <style:text-properties style:font-name="Liberation Serif" fo:font-size="12pt" fo:font-weight="bold" officeooo:rsid="004ec662" officeooo:paragraph-rsid="004ec662" style:font-name-asian="Courier New" style:font-size-asian="12pt" style:font-weight-asian="bold" style:font-name-complex="Liberation Mono" style:font-size-complex="12pt" style:font-weight-complex="bold"/>
    </style:style>
    <style:style style:name="P168" style:family="paragraph" style:parent-style-name="Table_20_Contents">
      <style:paragraph-properties fo:text-align="center" style:justify-single-word="false"/>
      <style:text-properties style:font-name="Liberation Serif" fo:font-size="12pt" fo:font-weight="bold" officeooo:rsid="0054e60b" officeooo:paragraph-rsid="0054e60b" style:font-name-asian="Courier New" style:font-size-asian="12pt" style:font-weight-asian="bold" style:font-name-complex="Liberation Mono" style:font-size-complex="12pt" style:font-weight-complex="bold"/>
    </style:style>
    <style:style style:name="P169" style:family="paragraph" style:parent-style-name="Preformatted_20_Text">
      <style:paragraph-properties fo:break-before="page"/>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170" style:family="paragraph" style:parent-style-name="Standard">
      <style:text-properties style:font-name="Liberation Serif" fo:font-size="12pt" fo:font-style="normal" officeooo:rsid="01cf99c4" officeooo:paragraph-rsid="01e9e861" style:font-size-asian="12pt" style:font-style-asian="normal" style:font-size-complex="12pt" style:font-style-complex="normal"/>
    </style:style>
    <style:style style:name="P171" style:family="paragraph" style:parent-style-name="Text_20_body">
      <style:paragraph-properties fo:text-align="start" style:justify-single-word="false"/>
      <style:text-properties fo:font-style="italic" officeooo:paragraph-rsid="01eacbee" style:font-style-asian="italic" style:font-style-complex="italic"/>
    </style:style>
    <style:style style:name="P172" style:family="paragraph" style:parent-style-name="Preformatted_20_Text">
      <style:paragraph-properties fo:text-align="start" style:justify-single-word="false"/>
      <style:text-properties style:font-name="Liberation Serif" fo:font-size="12pt" fo:font-style="italic" fo:font-weight="normal" officeooo:rsid="01b58aa2" officeooo:paragraph-rsid="01e9e861" style:font-size-asian="12pt" style:font-style-asian="italic" style:font-weight-asian="normal" style:font-size-complex="12pt" style:font-style-complex="italic" style:font-weight-complex="normal"/>
    </style:style>
    <style:style style:name="P173" style:family="paragraph" style:parent-style-name="Preformatted_20_Text">
      <style:paragraph-properties fo:text-align="start" style:justify-single-word="false"/>
      <style:text-properties style:font-name="Liberation Serif" fo:font-size="12pt" fo:font-style="italic" fo:font-weight="normal" officeooo:rsid="01d30d2d" officeooo:paragraph-rsid="01e9e861" style:font-size-asian="12pt" style:font-style-asian="italic" style:font-weight-asian="normal" style:font-size-complex="12pt" style:font-style-complex="italic" style:font-weight-complex="normal"/>
    </style:style>
    <style:style style:name="P174" style:family="paragraph" style:parent-style-name="Preformatted_20_Text">
      <style:paragraph-properties fo:text-align="start" style:justify-single-word="false"/>
      <style:text-properties style:font-name="Liberation Serif" fo:font-size="12pt" fo:font-style="italic" fo:font-weight="normal" officeooo:rsid="01f17a22" officeooo:paragraph-rsid="01f17a22" style:font-size-asian="12pt" style:font-style-asian="italic" style:font-weight-asian="normal" style:font-size-complex="12pt" style:font-style-complex="italic" style:font-weight-complex="normal"/>
    </style:style>
    <style:style style:name="P175" style:family="paragraph" style:parent-style-name="Preformatted_20_Text">
      <style:text-properties style:font-name="Liberation Serif" fo:font-size="12pt" fo:font-style="italic" officeooo:rsid="005f90ee" officeooo:paragraph-rsid="01f3eabe" style:font-size-asian="12pt" style:font-style-asian="italic" style:font-size-complex="12pt" style:font-style-complex="italic"/>
    </style:style>
    <style:style style:name="P176" style:family="paragraph" style:parent-style-name="Preformatted_20_Text">
      <style:text-properties style:font-name="Liberation Serif" fo:font-size="12pt" fo:font-style="italic" officeooo:rsid="005f90ee" officeooo:paragraph-rsid="01f58b94" style:font-size-asian="12pt" style:font-style-asian="italic" style:font-size-complex="12pt" style:font-style-complex="italic"/>
    </style:style>
    <style:style style:name="P177" style:family="paragraph" style:parent-style-name="Preformatted_20_Text">
      <style:text-properties style:font-name="Liberation Serif" fo:font-size="12pt" fo:font-style="italic" officeooo:rsid="005f90ee" officeooo:paragraph-rsid="01f5b886" style:font-size-asian="12pt" style:font-style-asian="italic" style:font-size-complex="12pt" style:font-style-complex="italic"/>
    </style:style>
    <style:style style:name="P178" style:family="paragraph" style:parent-style-name="Preformatted_20_Text">
      <style:text-properties style:font-name="Liberation Serif" fo:font-size="12pt" fo:font-style="normal" fo:font-weight="bold" officeooo:rsid="0122b7bf" officeooo:paragraph-rsid="01e9e861" style:font-size-asian="12pt" style:font-style-asian="normal" style:font-weight-asian="bold" style:font-size-complex="12pt" style:font-style-complex="normal" style:font-weight-complex="bold"/>
    </style:style>
    <style:style style:name="P179" style:family="paragraph" style:parent-style-name="Preformatted_20_Text" style:list-style-name="L1">
      <style:text-properties style:font-name="Liberation Serif" fo:font-size="12pt" fo:font-style="normal" officeooo:rsid="01a26f60" officeooo:paragraph-rsid="01b234c4" style:font-size-asian="12pt" style:font-style-asian="normal" style:font-size-complex="12pt" style:font-style-complex="normal"/>
    </style:style>
    <style:style style:name="P180" style:family="paragraph" style:parent-style-name="Preformatted_20_Text" style:list-style-name="L1">
      <style:text-properties style:font-name="Liberation Serif" fo:font-size="12pt" fo:font-style="normal" officeooo:rsid="00392008" officeooo:paragraph-rsid="01b234c4" style:font-size-asian="12pt" style:font-style-asian="normal" style:font-size-complex="12pt" style:font-style-complex="normal"/>
    </style:style>
    <style:style style:name="P181" style:family="paragraph" style:parent-style-name="Preformatted_20_Text">
      <style:text-properties style:font-name="Liberation Serif" fo:font-size="12pt" fo:font-style="normal" officeooo:rsid="00392008" officeooo:paragraph-rsid="01b3929b" style:font-size-asian="12pt" style:font-style-asian="normal" style:font-size-complex="12pt" style:font-style-complex="normal"/>
    </style:style>
    <style:style style:name="P182" style:family="paragraph" style:parent-style-name="Preformatted_20_Text">
      <style:paragraph-properties fo:text-align="start" style:justify-single-word="false"/>
      <style:text-properties style:font-name="Liberation Serif" fo:font-size="12pt" fo:font-style="normal" officeooo:rsid="00e6fa0c" officeooo:paragraph-rsid="01ec2de2" style:font-size-asian="12pt" style:font-style-asian="normal" style:font-size-complex="12pt" style:font-style-complex="normal"/>
    </style:style>
    <style:style style:name="P183" style:family="paragraph" style:parent-style-name="Preformatted_20_Text">
      <style:text-properties style:font-name="Liberation Serif" fo:font-size="12pt" fo:font-style="normal" officeooo:rsid="0062d126" officeooo:paragraph-rsid="01ec2de2" style:font-size-asian="12pt" style:font-style-asian="normal" style:font-size-complex="12pt" style:font-style-complex="normal"/>
    </style:style>
    <style:style style:name="P184" style:family="paragraph" style:parent-style-name="Preformatted_20_Text">
      <style:text-properties style:font-name="Liberation Serif" fo:font-size="12pt" fo:font-style="normal" officeooo:rsid="0072fe1a" officeooo:paragraph-rsid="01f3eabe" style:font-size-asian="12pt" style:font-style-asian="normal" style:font-size-complex="12pt" style:font-style-complex="normal"/>
    </style:style>
    <style:style style:name="P185" style:family="paragraph" style:parent-style-name="Preformatted_20_Text">
      <style:text-properties style:font-name="Liberation Serif" fo:font-size="12pt" fo:font-style="normal" officeooo:rsid="0072fe1a" officeooo:paragraph-rsid="0202b2d3" style:font-size-asian="12pt" style:font-style-asian="normal" style:font-size-complex="12pt" style:font-style-complex="normal"/>
    </style:style>
    <style:style style:name="P186" style:family="paragraph" style:parent-style-name="Preformatted_20_Text">
      <style:text-properties style:font-name="Liberation Serif" fo:font-size="12pt" fo:font-style="normal" officeooo:rsid="0072fe1a" officeooo:paragraph-rsid="020ae0c7" style:font-size-asian="12pt" style:font-style-asian="normal" style:font-size-complex="12pt" style:font-style-complex="normal"/>
    </style:style>
    <style:style style:name="P187" style:family="paragraph" style:parent-style-name="Preformatted_20_Text">
      <style:text-properties style:font-name="Liberation Serif" fo:font-size="12pt" fo:font-style="normal" officeooo:rsid="005f90ee" officeooo:paragraph-rsid="01f58b94" style:font-size-asian="12pt" style:font-style-asian="normal" style:font-size-complex="12pt" style:font-style-complex="normal"/>
    </style:style>
    <style:style style:name="P188" style:family="paragraph" style:parent-style-name="Preformatted_20_Text">
      <style:text-properties style:font-name="Liberation Serif" fo:font-size="12pt" fo:font-style="normal" officeooo:rsid="005f90ee" officeooo:paragraph-rsid="01f5b886" style:font-size-asian="12pt" style:font-style-asian="normal" style:font-size-complex="12pt" style:font-style-complex="normal"/>
    </style:style>
    <style:style style:name="P189" style:family="paragraph" style:parent-style-name="Preformatted_20_Text">
      <style:text-properties style:font-name="Liberation Serif" fo:font-size="12pt" fo:font-style="normal" officeooo:rsid="005f90ee" officeooo:paragraph-rsid="020ae0c7" style:font-size-asian="12pt" style:font-style-asian="normal" style:font-size-complex="12pt" style:font-style-complex="normal"/>
    </style:style>
    <style:style style:name="P190" style:family="paragraph" style:parent-style-name="Preformatted_20_Text">
      <style:text-properties style:font-name="Liberation Serif" fo:font-size="12pt" fo:font-style="normal" officeooo:paragraph-rsid="01f84686" style:font-size-asian="12pt" style:font-style-asian="normal" style:font-size-complex="12pt" style:font-style-complex="normal"/>
    </style:style>
    <style:style style:name="P191" style:family="paragraph" style:parent-style-name="Preformatted_20_Text">
      <style:text-properties style:font-name="Liberation Serif" fo:font-size="12pt" fo:font-style="normal" officeooo:rsid="01d118d7" officeooo:paragraph-rsid="01d118d7" style:font-size-asian="12pt" style:font-style-asian="normal" style:font-size-complex="12pt" style:font-style-complex="normal"/>
    </style:style>
    <style:style style:name="P192" style:family="paragraph" style:parent-style-name="Preformatted_20_Text">
      <style:text-properties style:font-name="Liberation Serif" fo:font-size="12pt" fo:font-style="normal" officeooo:rsid="01d118d7" officeooo:paragraph-rsid="01fecc54" style:font-size-asian="12pt" style:font-style-asian="normal" style:font-size-complex="12pt" style:font-style-complex="normal"/>
    </style:style>
    <style:style style:name="P193" style:family="paragraph" style:parent-style-name="Preformatted_20_Text">
      <style:text-properties style:font-name="Liberation Serif" fo:font-size="12pt" fo:font-style="normal" officeooo:rsid="01375894" officeooo:paragraph-rsid="0202b2d3" style:font-size-asian="12pt" style:font-style-asian="normal" style:font-size-complex="12pt" style:font-style-complex="normal"/>
    </style:style>
    <style:style style:name="P194" style:family="paragraph" style:parent-style-name="Preformatted_20_Text">
      <style:text-properties style:font-name="Liberation Serif" fo:font-size="12pt" fo:font-style="normal" officeooo:rsid="00daf5da" officeooo:paragraph-rsid="01ca2f65" style:font-size-asian="12pt" style:font-style-asian="normal" style:font-size-complex="12pt" style:font-style-complex="normal"/>
    </style:style>
    <style:style style:name="P195" style:family="paragraph" style:parent-style-name="Preformatted_20_Text">
      <style:text-properties style:font-name="Liberation Serif" fo:font-size="12pt" fo:font-style="normal" officeooo:rsid="00d93eed" officeooo:paragraph-rsid="02088fdc" style:font-size-asian="12pt" style:font-style-asian="normal" style:font-size-complex="12pt" style:font-style-complex="normal"/>
    </style:style>
    <style:style style:name="P196" style:family="paragraph" style:parent-style-name="Preformatted_20_Text">
      <style:paragraph-properties fo:text-align="start" style:justify-single-word="false"/>
      <style:text-properties style:font-name="Liberation Serif" fo:font-size="12pt" fo:font-style="normal" fo:font-weight="normal" officeooo:rsid="007f1811" officeooo:paragraph-rsid="01d0895f" style:font-size-asian="12pt" style:font-style-asian="normal" style:font-weight-asian="normal" style:font-size-complex="12pt" style:font-style-complex="normal" style:font-weight-complex="normal"/>
    </style:style>
    <style:style style:name="P197"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202b2d3" style:font-size-asian="12pt" style:font-style-asian="normal" style:font-weight-asian="normal" style:font-size-complex="12pt" style:font-style-complex="normal" style:font-weight-complex="normal"/>
    </style:style>
    <style:style style:name="P198" style:family="paragraph" style:parent-style-name="Preformatted_20_Text">
      <style:text-properties style:font-name="Liberation Serif" fo:font-size="12pt" fo:font-style="normal" fo:font-weight="normal" officeooo:rsid="014d8220" officeooo:paragraph-rsid="02042666" style:font-size-asian="12pt" style:font-style-asian="normal" style:font-weight-asian="normal" style:font-size-complex="12pt" style:font-style-complex="normal" style:font-weight-complex="normal"/>
    </style:style>
    <style:style style:name="P199" style:family="paragraph" style:parent-style-name="Preformatted_20_Text">
      <style:text-properties style:font-name="Liberation Serif" fo:font-size="12pt" fo:font-style="normal" fo:font-weight="normal" officeooo:rsid="0155070f" officeooo:paragraph-rsid="02042666" style:font-size-asian="12pt" style:font-style-asian="normal" style:font-weight-asian="normal" style:font-size-complex="12pt" style:font-style-complex="normal" style:font-weight-complex="normal"/>
    </style:style>
    <style:style style:name="P200" style:family="paragraph" style:parent-style-name="Preformatted_20_Text">
      <style:text-properties style:font-name="Liberation Serif" fo:font-size="12pt" fo:font-style="normal" fo:font-weight="normal" officeooo:rsid="016350c0" officeooo:paragraph-rsid="0205db9f" style:font-size-asian="12pt" style:font-style-asian="normal" style:font-weight-asian="normal" style:font-size-complex="12pt" style:font-style-complex="normal" style:font-weight-complex="normal"/>
    </style:style>
    <style:style style:name="P201" style:family="paragraph" style:parent-style-name="Preformatted_20_Text">
      <style:text-properties style:font-name="Liberation Serif" fo:font-size="12pt" fo:font-style="normal" fo:font-weight="normal" officeooo:rsid="01666714" officeooo:paragraph-rsid="0205db9f" style:font-size-asian="12pt" style:font-style-asian="normal" style:font-weight-asian="normal" style:font-size-complex="12pt" style:font-style-complex="normal" style:font-weight-complex="normal"/>
    </style:style>
    <style:style style:name="P202" style:family="paragraph" style:parent-style-name="Preformatted_20_Text">
      <style:text-properties style:font-name="Liberation Serif" fo:font-size="12pt" fo:font-style="normal" fo:font-weight="normal" officeooo:rsid="00d93eed" officeooo:paragraph-rsid="01ca2f65" style:font-size-asian="12pt" style:font-style-asian="normal" style:font-weight-asian="normal" style:font-size-complex="12pt" style:font-style-complex="normal" style:font-weight-complex="normal"/>
    </style:style>
    <style:style style:name="P203" style:family="paragraph" style:parent-style-name="Preformatted_20_Text">
      <style:text-properties style:font-name="Liberation Serif" fo:font-size="12pt" officeooo:paragraph-rsid="020176c4" style:font-size-asian="12pt" style:font-size-complex="12pt"/>
    </style:style>
    <style:style style:name="P204" style:family="paragraph" style:parent-style-name="Heading_20_3">
      <style:text-properties style:font-name="Liberation Serif" fo:font-size="12pt" style:font-size-asian="12pt" style:font-size-complex="12pt"/>
    </style:style>
    <style:style style:name="P205" style:family="paragraph" style:parent-style-name="Heading_20_3">
      <style:paragraph-properties fo:text-align="center" style:justify-single-word="false"/>
      <style:text-properties style:font-name="Liberation Serif" fo:font-size="12pt" style:font-size-asian="12pt" style:font-size-complex="12pt"/>
    </style:style>
    <style:style style:name="P206" style:family="paragraph" style:parent-style-name="Heading_20_3">
      <style:paragraph-properties fo:text-align="center" style:justify-single-word="false"/>
      <style:text-properties style:font-name="Liberation Serif" fo:font-size="12pt" officeooo:paragraph-rsid="01e9e861" style:font-size-asian="12pt" style:font-size-complex="12pt"/>
    </style:style>
    <style:style style:name="P207" style:family="paragraph" style:parent-style-name="Heading_20_2">
      <style:text-properties style:font-name="Liberation Serif" fo:font-size="12pt" style:font-size-asian="12pt" style:font-size-complex="12pt"/>
    </style:style>
    <style:style style:name="P208" style:family="paragraph" style:parent-style-name="Heading_20_2">
      <style:text-properties style:font-name="Liberation Serif" fo:font-size="12pt" officeooo:paragraph-rsid="01cf2c49" style:font-size-asian="12pt" style:font-size-complex="12pt"/>
    </style:style>
    <style:style style:name="P209" style:family="paragraph" style:parent-style-name="Heading_20_2">
      <style:paragraph-properties fo:text-align="center" style:justify-single-word="false"/>
      <style:text-properties style:font-name="Liberation Serif" fo:font-size="12pt" style:font-size-asian="12pt" style:font-size-complex="12pt"/>
    </style:style>
    <style:style style:name="P210" style:family="paragraph" style:parent-style-name="Heading_20_2">
      <style:paragraph-properties fo:text-align="center" style:justify-single-word="false"/>
      <style:text-properties style:font-name="Liberation Serif" fo:font-size="12pt" officeooo:paragraph-rsid="01ca2f65" style:font-size-asian="12pt" style:font-size-complex="12pt"/>
    </style:style>
    <style:style style:name="P211" style:family="paragraph" style:parent-style-name="Heading_20_2">
      <style:paragraph-properties fo:text-align="center" style:justify-single-word="false"/>
      <style:text-properties style:font-name="Liberation Serif" fo:font-size="12pt" officeooo:rsid="01438454" officeooo:paragraph-rsid="01ca2f65" style:font-size-asian="12pt" style:font-size-complex="12pt"/>
    </style:style>
    <style:style style:name="P212" style:family="paragraph" style:parent-style-name="Heading_20_1">
      <style:paragraph-properties fo:text-align="center" style:justify-single-word="false"/>
      <style:text-properties style:font-name="Liberation Serif" fo:font-size="12pt" style:font-size-asian="12pt" style:font-size-complex="12pt"/>
    </style:style>
    <style:style style:name="P213" style:family="paragraph" style:parent-style-name="Heading_20_1">
      <style:paragraph-properties fo:text-align="center" style:justify-single-word="false"/>
      <style:text-properties style:font-name="Liberation Serif" fo:font-size="12pt" officeooo:rsid="01cf2c49"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59185c" style:font-style-asian="italic" style:font-style-complex="italic"/>
    </style:style>
    <style:style style:name="T3" style:family="text">
      <style:text-properties fo:font-style="italic" officeooo:rsid="00229f58" style:font-style-asian="italic" style:font-style-complex="italic"/>
    </style:style>
    <style:style style:name="T4" style:family="text">
      <style:text-properties fo:font-style="italic" officeooo:rsid="005b9825" style:font-style-asian="italic" style:font-style-complex="italic"/>
    </style:style>
    <style:style style:name="T5" style:family="text">
      <style:text-properties fo:font-style="italic" officeooo:rsid="01177399" style:font-style-asian="italic" style:font-style-complex="italic"/>
    </style:style>
    <style:style style:name="T6" style:family="text">
      <style:text-properties fo:font-style="italic" officeooo:rsid="01231ccb" style:font-style-asian="italic" style:font-style-complex="italic"/>
    </style:style>
    <style:style style:name="T7" style:family="text">
      <style:text-properties fo:font-style="italic" officeooo:rsid="017de6ba" style:font-style-asian="italic" style:font-style-complex="italic"/>
    </style:style>
    <style:style style:name="T8" style:family="text">
      <style:text-properties fo:font-style="italic" officeooo:rsid="019f5963" style:font-style-asian="italic" style:font-style-complex="italic"/>
    </style:style>
    <style:style style:name="T9" style:family="text">
      <style:text-properties fo:font-style="italic" officeooo:rsid="01aba40e" style:font-style-asian="italic" style:font-style-complex="italic"/>
    </style:style>
    <style:style style:name="T10" style:family="text">
      <style:text-properties fo:font-style="italic" officeooo:rsid="01d6493b" style:font-style-asian="italic" style:font-style-complex="italic"/>
    </style:style>
    <style:style style:name="T11" style:family="text">
      <style:text-properties fo:font-style="italic" fo:font-weight="normal" officeooo:rsid="01ab465d" style:font-style-asian="italic" style:font-weight-asian="normal" style:font-style-complex="italic" style:font-weight-complex="normal"/>
    </style:style>
    <style:style style:name="T12" style:family="text">
      <style:text-properties officeooo:rsid="00229f58"/>
    </style:style>
    <style:style style:name="T13" style:family="text">
      <style:text-properties officeooo:rsid="002b0e18"/>
    </style:style>
    <style:style style:name="T14" style:family="text">
      <style:text-properties officeooo:rsid="00310c30"/>
    </style:style>
    <style:style style:name="T15" style:family="text">
      <style:text-properties officeooo:rsid="00339abb"/>
    </style:style>
    <style:style style:name="T16" style:family="text">
      <style:text-properties fo:font-style="normal" style:font-style-asian="normal" style:font-style-complex="normal"/>
    </style:style>
    <style:style style:name="T17" style:family="text">
      <style:text-properties fo:font-style="normal" officeooo:rsid="004adc87" style:font-style-asian="normal" style:font-style-complex="normal"/>
    </style:style>
    <style:style style:name="T18" style:family="text">
      <style:text-properties fo:font-style="normal" officeooo:rsid="0061eb57" style:font-style-asian="normal" style:font-style-complex="normal"/>
    </style:style>
    <style:style style:name="T19" style:family="text">
      <style:text-properties fo:font-style="normal" officeooo:rsid="007f1811" style:font-style-asian="normal" style:font-style-complex="normal"/>
    </style:style>
    <style:style style:name="T20" style:family="text">
      <style:text-properties fo:font-style="normal" officeooo:rsid="0109ebe2" style:font-style-asian="normal" style:font-style-complex="normal"/>
    </style:style>
    <style:style style:name="T21" style:family="text">
      <style:text-properties fo:font-style="normal" officeooo:rsid="0108e5c9" style:font-style-asian="normal" style:font-style-complex="normal"/>
    </style:style>
    <style:style style:name="T22" style:family="text">
      <style:text-properties fo:font-style="normal" officeooo:rsid="010bb4cc" style:font-style-asian="normal" style:font-style-complex="normal"/>
    </style:style>
    <style:style style:name="T23" style:family="text">
      <style:text-properties fo:font-style="normal" officeooo:rsid="00f5a363" style:font-style-asian="normal" style:font-style-complex="normal"/>
    </style:style>
    <style:style style:name="T24" style:family="text">
      <style:text-properties fo:font-style="normal" officeooo:rsid="00f0f26c" style:font-style-asian="normal" style:font-style-complex="normal"/>
    </style:style>
    <style:style style:name="T25" style:family="text">
      <style:text-properties fo:font-style="normal" officeooo:rsid="01a26f60" style:font-style-asian="normal" style:font-style-complex="normal"/>
    </style:style>
    <style:style style:name="T26" style:family="text">
      <style:text-properties fo:font-style="normal" officeooo:rsid="01f58b94" style:font-style-asian="normal" style:font-style-complex="normal"/>
    </style:style>
    <style:style style:name="T27" style:family="text">
      <style:text-properties fo:font-style="normal" officeooo:rsid="01f5b886" style:font-style-asian="normal" style:font-style-complex="normal"/>
    </style:style>
    <style:style style:name="T28" style:family="text">
      <style:text-properties fo:font-style="normal" fo:font-weight="normal" officeooo:rsid="0155070f" style:font-style-asian="normal" style:font-weight-asian="normal" style:font-style-complex="normal" style:font-weight-complex="normal"/>
    </style:style>
    <style:style style:name="T29" style:family="text">
      <style:text-properties fo:font-style="normal" fo:font-weight="normal" officeooo:rsid="019bcf6e" style:font-style-asian="normal" style:font-weight-asian="normal" style:font-style-complex="normal" style:font-weight-complex="normal"/>
    </style:style>
    <style:style style:name="T30" style:family="text">
      <style:text-properties fo:font-style="normal" fo:font-weight="normal" officeooo:rsid="01ab465d" style:font-style-asian="normal" style:font-weight-asian="normal" style:font-style-complex="normal" style:font-weight-complex="normal"/>
    </style:style>
    <style:style style:name="T31" style:family="text">
      <style:text-properties fo:font-style="normal" fo:font-weight="normal" officeooo:rsid="01f3eabe" style:font-style-asian="normal" style:font-weight-asian="normal" style:font-style-complex="normal" style:font-weight-complex="normal"/>
    </style:style>
    <style:style style:name="T32" style:family="text">
      <style:text-properties officeooo:rsid="00392008"/>
    </style:style>
    <style:style style:name="T33" style:family="text">
      <style:text-properties officeooo:rsid="003d5f95"/>
    </style:style>
    <style:style style:name="T34" style:family="text">
      <style:text-properties officeooo:rsid="00401c3e"/>
    </style:style>
    <style:style style:name="T35" style:family="text">
      <style:text-properties officeooo:rsid="0040dc93"/>
    </style:style>
    <style:style style:name="T36" style:family="text">
      <style:text-properties officeooo:rsid="00428090"/>
    </style:style>
    <style:style style:name="T37" style:family="text">
      <style:text-properties officeooo:rsid="0043b2b5"/>
    </style:style>
    <style:style style:name="T38" style:family="text">
      <style:text-properties officeooo:rsid="0046c798"/>
    </style:style>
    <style:style style:name="T39" style:family="text">
      <style:text-properties officeooo:rsid="004cc1aa"/>
    </style:style>
    <style:style style:name="T40" style:family="text">
      <style:text-properties officeooo:rsid="004ec662"/>
    </style:style>
    <style:style style:name="T41" style:family="text">
      <style:text-properties officeooo:rsid="0054ed4b"/>
    </style:style>
    <style:style style:name="T42" style:family="text">
      <style:text-properties officeooo:rsid="0059185c"/>
    </style:style>
    <style:style style:name="T43" style:family="text">
      <style:text-properties officeooo:rsid="005b519b"/>
    </style:style>
    <style:style style:name="T44" style:family="text">
      <style:text-properties fo:font-weight="bold" style:font-weight-asian="bold" style:font-weight-complex="bold"/>
    </style:style>
    <style:style style:name="T45" style:family="text">
      <style:text-properties fo:font-weight="bold" officeooo:rsid="005b519b" style:font-weight-asian="bold" style:font-weight-complex="bold"/>
    </style:style>
    <style:style style:name="T46" style:family="text">
      <style:text-properties fo:font-weight="bold" officeooo:rsid="003b95e9" style:font-weight-asian="bold" style:font-weight-complex="bold"/>
    </style:style>
    <style:style style:name="T47" style:family="text">
      <style:text-properties fo:font-weight="bold" officeooo:rsid="00ad1da7" style:font-weight-asian="bold" style:font-weight-complex="bold"/>
    </style:style>
    <style:style style:name="T48" style:family="text">
      <style:text-properties fo:font-weight="bold" officeooo:rsid="00cf9547" style:font-weight-asian="bold" style:font-weight-complex="bold"/>
    </style:style>
    <style:style style:name="T49" style:family="text">
      <style:text-properties fo:font-weight="bold" officeooo:rsid="0112923c" style:font-weight-asian="bold" style:font-weight-complex="bold"/>
    </style:style>
    <style:style style:name="T50" style:family="text">
      <style:text-properties fo:font-weight="bold" officeooo:rsid="0137d728" style:font-weight-asian="bold" style:font-weight-complex="bold"/>
    </style:style>
    <style:style style:name="T51" style:family="text">
      <style:text-properties fo:font-weight="bold" officeooo:rsid="013b1127" style:font-weight-asian="bold" style:font-weight-complex="bold"/>
    </style:style>
    <style:style style:name="T52" style:family="text">
      <style:text-properties fo:font-weight="bold" officeooo:rsid="01bfbc49" style:font-weight-asian="bold" style:font-weight-complex="bold"/>
    </style:style>
    <style:style style:name="T53" style:family="text">
      <style:text-properties fo:font-weight="bold" officeooo:rsid="01d1d77d" style:font-weight-asian="bold" style:font-weight-complex="bold"/>
    </style:style>
    <style:style style:name="T54" style:family="text">
      <style:text-properties fo:font-weight="bold" officeooo:rsid="018f3a39" style:font-weight-asian="bold" style:font-weight-complex="bold"/>
    </style:style>
    <style:style style:name="T55" style:family="text">
      <style:text-properties fo:font-weight="bold" officeooo:rsid="01e9e861" style:font-weight-asian="bold" style:font-weight-complex="bold"/>
    </style:style>
    <style:style style:name="T56" style:family="text">
      <style:text-properties fo:font-weight="bold" officeooo:rsid="01eacbee" style:font-weight-asian="bold" style:font-weight-complex="bold"/>
    </style:style>
    <style:style style:name="T57" style:family="text">
      <style:text-properties fo:font-weight="bold" style:font-name-asian="Courier New" style:font-weight-asian="bold" style:font-name-complex="Liberation Mono" style:font-weight-complex="bold"/>
    </style:style>
    <style:style style:name="T58" style:family="text">
      <style:text-properties fo:font-weight="bold" officeooo:rsid="00861aef" style:font-name-asian="Courier New" style:font-weight-asian="bold" style:font-name-complex="Liberation Mono" style:font-weight-complex="bold"/>
    </style:style>
    <style:style style:name="T59" style:family="text">
      <style:text-properties officeooo:rsid="005b9825"/>
    </style:style>
    <style:style style:name="T60" style:family="text">
      <style:text-properties fo:font-variant="normal" fo:text-transform="none" fo:color="#212121" fo:letter-spacing="normal" fo:font-style="normal" fo:font-weight="normal"/>
    </style:style>
    <style:style style:name="T61" style:family="text">
      <style:text-properties fo:font-variant="normal" fo:text-transform="none" fo:color="#212121" fo:letter-spacing="normal" fo:font-style="normal" fo:font-weight="normal" officeooo:rsid="012a2acd"/>
    </style:style>
    <style:style style:name="T62" style:family="text">
      <style:text-properties fo:font-variant="normal" fo:text-transform="none" fo:color="#000000" style:font-name="Consolas" fo:font-size="10.5pt" fo:letter-spacing="normal" fo:font-weight="normal" officeooo:rsid="00ee3d1c"/>
    </style:style>
    <style:style style:name="T63" style:family="text">
      <style:text-properties fo:font-variant="normal" fo:text-transform="none" fo:color="#000000" style:font-name="Consolas" fo:font-size="10.5pt" fo:letter-spacing="normal" officeooo:rsid="00ee3d1c"/>
    </style:style>
    <style:style style:name="T64" style:family="text">
      <style:text-properties officeooo:rsid="0072fe1a"/>
    </style:style>
    <style:style style:name="T65" style:family="text">
      <style:text-properties officeooo:rsid="0073b4f5"/>
    </style:style>
    <style:style style:name="T66" style:family="text">
      <style:text-properties style:font-name-asian="Courier New" style:font-name-complex="Liberation Mono"/>
    </style:style>
    <style:style style:name="T67" style:family="text">
      <style:text-properties officeooo:rsid="00515beb" style:font-name-asian="Courier New" style:font-name-complex="Liberation Mono"/>
    </style:style>
    <style:style style:name="T68" style:family="text">
      <style:text-properties officeooo:rsid="0043b2b5" style:font-name-asian="Courier New" style:font-name-complex="Liberation Mono"/>
    </style:style>
    <style:style style:name="T69" style:family="text">
      <style:text-properties officeooo:rsid="005b9825" style:font-name-asian="Courier New" style:font-name-complex="Liberation Mono"/>
    </style:style>
    <style:style style:name="T70" style:family="text">
      <style:text-properties officeooo:rsid="0077af84"/>
    </style:style>
    <style:style style:name="T71" style:family="text">
      <style:text-properties officeooo:rsid="007bdc79"/>
    </style:style>
    <style:style style:name="T72" style:family="text">
      <style:text-properties officeooo:rsid="007c17c3"/>
    </style:style>
    <style:style style:name="T73" style:family="text">
      <style:text-properties officeooo:rsid="007f1811"/>
    </style:style>
    <style:style style:name="T74" style:family="text">
      <style:text-properties officeooo:rsid="00827b09"/>
    </style:style>
    <style:style style:name="T75" style:family="text">
      <style:text-properties officeooo:rsid="008a807f"/>
    </style:style>
    <style:style style:name="T76" style:family="text">
      <style:text-properties officeooo:rsid="008c1abb"/>
    </style:style>
    <style:style style:name="T77" style:family="text">
      <style:text-properties officeooo:rsid="008e3d41"/>
    </style:style>
    <style:style style:name="T78" style:family="text">
      <style:text-properties officeooo:rsid="00902f17"/>
    </style:style>
    <style:style style:name="T79" style:family="text">
      <style:text-properties fo:color="#ff0000"/>
    </style:style>
    <style:style style:name="T80" style:family="text">
      <style:text-properties fo:color="#ff0000" officeooo:rsid="005b9825"/>
    </style:style>
    <style:style style:name="T81" style:family="text">
      <style:text-properties fo:color="#ff0000" officeooo:rsid="00d9ab1a"/>
    </style:style>
    <style:style style:name="T82" style:family="text">
      <style:text-properties officeooo:rsid="00a78e8e"/>
    </style:style>
    <style:style style:name="T83" style:family="text">
      <style:text-properties officeooo:rsid="00ad1da7"/>
    </style:style>
    <style:style style:name="T84" style:family="text">
      <style:text-properties officeooo:rsid="00bc7b33"/>
    </style:style>
    <style:style style:name="T85" style:family="text">
      <style:text-properties officeooo:rsid="00c303d9"/>
    </style:style>
    <style:style style:name="T86" style:family="text">
      <style:text-properties officeooo:rsid="00c4f950"/>
    </style:style>
    <style:style style:name="T87" style:family="text">
      <style:text-properties officeooo:rsid="00d110de"/>
    </style:style>
    <style:style style:name="T88" style:family="text">
      <style:text-properties officeooo:rsid="00d137e9"/>
    </style:style>
    <style:style style:name="T89" style:family="text">
      <style:text-properties officeooo:rsid="00d6855f"/>
    </style:style>
    <style:style style:name="T90" style:family="text">
      <style:text-properties officeooo:rsid="00dc7c71"/>
    </style:style>
    <style:style style:name="T91" style:family="text">
      <style:text-properties officeooo:rsid="00ddd2a2"/>
    </style:style>
    <style:style style:name="T92" style:family="text">
      <style:text-properties officeooo:rsid="00e1dbdd"/>
    </style:style>
    <style:style style:name="T93" style:family="text">
      <style:text-properties officeooo:rsid="00e250a0"/>
    </style:style>
    <style:style style:name="T94" style:family="text">
      <style:text-properties officeooo:rsid="00e250c6"/>
    </style:style>
    <style:style style:name="T95" style:family="text">
      <style:text-properties officeooo:rsid="00e439c2"/>
    </style:style>
    <style:style style:name="T96" style:family="text">
      <style:text-properties officeooo:rsid="00e5d264"/>
    </style:style>
    <style:style style:name="T97" style:family="text">
      <style:text-properties officeooo:rsid="00ee3d1c"/>
    </style:style>
    <style:style style:name="T98" style:family="text">
      <style:text-properties officeooo:rsid="00f0f26c"/>
    </style:style>
    <style:style style:name="T99" style:family="text">
      <style:text-properties officeooo:rsid="00f9b7a0"/>
    </style:style>
    <style:style style:name="T100" style:family="text">
      <style:text-properties officeooo:rsid="00fb1e0d"/>
    </style:style>
    <style:style style:name="T101" style:family="text">
      <style:text-properties officeooo:rsid="0101073d"/>
    </style:style>
    <style:style style:name="T102" style:family="text">
      <style:text-properties officeooo:rsid="0102d807"/>
    </style:style>
    <style:style style:name="T103" style:family="text">
      <style:text-properties officeooo:rsid="0108e5c9"/>
    </style:style>
    <style:style style:name="T104" style:family="text">
      <style:text-properties officeooo:rsid="0109f904"/>
    </style:style>
    <style:style style:name="T105" style:family="text">
      <style:text-properties officeooo:rsid="010a7ff4"/>
    </style:style>
    <style:style style:name="T106" style:family="text">
      <style:text-properties officeooo:rsid="010edf04"/>
    </style:style>
    <style:style style:name="T107" style:family="text">
      <style:text-properties fo:font-weight="normal" style:font-weight-asian="normal" style:font-weight-complex="normal"/>
    </style:style>
    <style:style style:name="T108" style:family="text">
      <style:text-properties fo:font-weight="normal" officeooo:rsid="012d6eee" style:font-weight-asian="normal" style:font-weight-complex="normal"/>
    </style:style>
    <style:style style:name="T109" style:family="text">
      <style:text-properties fo:font-weight="normal" officeooo:rsid="012e1e17" style:font-weight-asian="normal" style:font-weight-complex="normal"/>
    </style:style>
    <style:style style:name="T110" style:family="text">
      <style:text-properties fo:font-weight="normal" officeooo:rsid="01375894" style:font-weight-asian="normal" style:font-weight-complex="normal"/>
    </style:style>
    <style:style style:name="T111" style:family="text">
      <style:text-properties fo:font-weight="normal" officeooo:rsid="0155070f" style:font-weight-asian="normal" style:font-weight-complex="normal"/>
    </style:style>
    <style:style style:name="T112" style:family="text">
      <style:text-properties fo:font-weight="normal" officeooo:rsid="019bcf6e" style:font-weight-asian="normal" style:font-weight-complex="normal"/>
    </style:style>
    <style:style style:name="T113" style:family="text">
      <style:text-properties fo:font-weight="normal" officeooo:rsid="01ab465d" style:font-weight-asian="normal" style:font-weight-complex="normal"/>
    </style:style>
    <style:style style:name="T114" style:family="text">
      <style:text-properties fo:font-weight="normal" officeooo:rsid="019e20a3" style:font-weight-asian="normal" style:font-weight-complex="normal"/>
    </style:style>
    <style:style style:name="T115" style:family="text">
      <style:text-properties fo:font-weight="normal" officeooo:rsid="01ad1537" style:font-weight-asian="normal" style:font-weight-complex="normal"/>
    </style:style>
    <style:style style:name="T116" style:family="text">
      <style:text-properties fo:font-weight="normal" officeooo:rsid="01af8baf" style:font-weight-asian="normal" style:font-weight-complex="normal"/>
    </style:style>
    <style:style style:name="T117" style:family="text">
      <style:text-properties fo:font-weight="normal" officeooo:rsid="011b0241" style:font-weight-asian="normal" style:font-weight-complex="normal"/>
    </style:style>
    <style:style style:name="T118" style:family="text">
      <style:text-properties fo:font-weight="normal" officeooo:rsid="01da062a" style:font-weight-asian="normal" style:font-weight-complex="normal"/>
    </style:style>
    <style:style style:name="T119" style:family="text">
      <style:text-properties fo:font-weight="normal" officeooo:rsid="01d68460" style:font-weight-asian="normal" style:font-weight-complex="normal"/>
    </style:style>
    <style:style style:name="T120" style:family="text">
      <style:text-properties fo:font-weight="normal" officeooo:rsid="01164db5" style:font-weight-asian="normal" style:font-weight-complex="normal"/>
    </style:style>
    <style:style style:name="T121" style:family="text">
      <style:text-properties fo:font-weight="normal" officeooo:rsid="01f3eabe" style:font-weight-asian="normal" style:font-weight-complex="normal"/>
    </style:style>
    <style:style style:name="T122" style:family="text">
      <style:text-properties fo:font-weight="normal" officeooo:rsid="019f5963" style:font-weight-asian="normal" style:font-weight-complex="normal"/>
    </style:style>
    <style:style style:name="T123" style:family="text">
      <style:text-properties officeooo:rsid="01177399"/>
    </style:style>
    <style:style style:name="T124" style:family="text">
      <style:text-properties officeooo:rsid="0120a920"/>
    </style:style>
    <style:style style:name="T125" style:family="text">
      <style:text-properties officeooo:rsid="0122b7bf"/>
    </style:style>
    <style:style style:name="T126" style:family="text">
      <style:text-properties officeooo:rsid="01231ccb"/>
    </style:style>
    <style:style style:name="T127" style:family="text">
      <style:text-properties officeooo:rsid="01266cba"/>
    </style:style>
    <style:style style:name="T128" style:family="text">
      <style:text-properties officeooo:rsid="012a2acd"/>
    </style:style>
    <style:style style:name="T129" style:family="text">
      <style:text-properties officeooo:rsid="012e1e17"/>
    </style:style>
    <style:style style:name="T130" style:family="text">
      <style:text-properties officeooo:rsid="012f21d0"/>
    </style:style>
    <style:style style:name="T131" style:family="text">
      <style:text-properties officeooo:rsid="01375894"/>
    </style:style>
    <style:style style:name="T132" style:family="text">
      <style:text-properties officeooo:rsid="0137d728"/>
    </style:style>
    <style:style style:name="T133" style:family="text">
      <style:text-properties officeooo:rsid="01409196"/>
    </style:style>
    <style:style style:name="T134" style:family="text">
      <style:text-properties officeooo:rsid="014530ca"/>
    </style:style>
    <style:style style:name="T135" style:family="text">
      <style:text-properties fo:color="#000000"/>
    </style:style>
    <style:style style:name="T136" style:family="text">
      <style:text-properties fo:color="#000000" officeooo:rsid="016f3beb"/>
    </style:style>
    <style:style style:name="T137" style:family="text">
      <style:text-properties fo:color="#000000" officeooo:rsid="013c845e"/>
    </style:style>
    <style:style style:name="T138" style:family="text">
      <style:text-properties fo:color="#000000" fo:font-weight="normal" officeooo:rsid="01cd3f23" style:font-weight-asian="normal" style:font-weight-complex="normal"/>
    </style:style>
    <style:style style:name="T139" style:family="text">
      <style:text-properties fo:color="#000000" fo:font-weight="normal" officeooo:rsid="0209ca40" style:font-weight-asian="normal" style:font-weight-complex="normal"/>
    </style:style>
    <style:style style:name="T140" style:family="text">
      <style:text-properties officeooo:rsid="0147463b"/>
    </style:style>
    <style:style style:name="T141" style:family="text">
      <style:text-properties officeooo:rsid="0147522e"/>
    </style:style>
    <style:style style:name="T142" style:family="text">
      <style:text-properties officeooo:rsid="014cdc45"/>
    </style:style>
    <style:style style:name="T143" style:family="text">
      <style:text-properties officeooo:rsid="014da784"/>
    </style:style>
    <style:style style:name="T144" style:family="text">
      <style:text-properties officeooo:rsid="014dd866"/>
    </style:style>
    <style:style style:name="T145" style:family="text">
      <style:text-properties officeooo:rsid="014f1f3d"/>
    </style:style>
    <style:style style:name="T146" style:family="text">
      <style:text-properties officeooo:rsid="01514169"/>
    </style:style>
    <style:style style:name="T147" style:family="text">
      <style:text-properties officeooo:rsid="0153381b"/>
    </style:style>
    <style:style style:name="T148" style:family="text">
      <style:text-properties officeooo:rsid="01587cd4"/>
    </style:style>
    <style:style style:name="T149" style:family="text">
      <style:text-properties officeooo:rsid="015afeaf"/>
    </style:style>
    <style:style style:name="T150" style:family="text">
      <style:text-properties officeooo:rsid="0155070f"/>
    </style:style>
    <style:style style:name="T151" style:family="text">
      <style:text-properties officeooo:rsid="01649eba"/>
    </style:style>
    <style:style style:name="T152" style:family="text">
      <style:text-properties officeooo:rsid="016bb4b5"/>
    </style:style>
    <style:style style:name="T153" style:family="text">
      <style:text-properties officeooo:rsid="0170f526"/>
    </style:style>
    <style:style style:name="T154" style:family="text">
      <style:text-properties officeooo:rsid="0171baba"/>
    </style:style>
    <style:style style:name="T155" style:family="text">
      <style:text-properties officeooo:rsid="0179c88c"/>
    </style:style>
    <style:style style:name="T156" style:family="text">
      <style:text-properties officeooo:rsid="017aa397"/>
    </style:style>
    <style:style style:name="T157" style:family="text">
      <style:text-properties officeooo:rsid="017de6ba"/>
    </style:style>
    <style:style style:name="T158" style:family="text">
      <style:text-properties officeooo:rsid="017e15d0"/>
    </style:style>
    <style:style style:name="T159" style:family="text">
      <style:text-properties officeooo:rsid="017fb3b7"/>
    </style:style>
    <style:style style:name="T160" style:family="text">
      <style:text-properties officeooo:rsid="01819af6"/>
    </style:style>
    <style:style style:name="T161" style:family="text">
      <style:text-properties officeooo:rsid="01849d0d"/>
    </style:style>
    <style:style style:name="T162" style:family="text">
      <style:text-properties officeooo:rsid="019f5963"/>
    </style:style>
    <style:style style:name="T163" style:family="text">
      <style:text-properties officeooo:rsid="01a329e7"/>
    </style:style>
    <style:style style:name="T164" style:family="text">
      <style:text-properties officeooo:rsid="01a65aab"/>
    </style:style>
    <style:style style:name="T165" style:family="text">
      <style:text-properties officeooo:rsid="01aa9d9d"/>
    </style:style>
    <style:style style:name="T166" style:family="text">
      <style:text-properties officeooo:rsid="01aba40e"/>
    </style:style>
    <style:style style:name="T167" style:family="text">
      <style:text-properties officeooo:rsid="01bb5dca"/>
    </style:style>
    <style:style style:name="T168" style:family="text">
      <style:text-properties officeooo:rsid="01c2622b"/>
    </style:style>
    <style:style style:name="T169" style:family="text">
      <style:text-properties officeooo:rsid="01c31576"/>
    </style:style>
    <style:style style:name="T170" style:family="text">
      <style:text-properties officeooo:rsid="01c6ca5c"/>
    </style:style>
    <style:style style:name="T171" style:family="text">
      <style:text-properties officeooo:rsid="01cc4982"/>
    </style:style>
    <style:style style:name="T172" style:family="text">
      <style:text-properties officeooo:rsid="01cd3f23"/>
    </style:style>
    <style:style style:name="T173" style:family="text">
      <style:text-properties officeooo:rsid="01cf2c49"/>
    </style:style>
    <style:style style:name="T174" style:family="text">
      <style:text-properties officeooo:rsid="01d118d7"/>
    </style:style>
    <style:style style:name="T175" style:family="text">
      <style:text-properties officeooo:rsid="01d760bc"/>
    </style:style>
    <style:style style:name="T176" style:family="text">
      <style:text-properties officeooo:rsid="01d8b38f"/>
    </style:style>
    <style:style style:name="T177" style:family="text">
      <style:text-properties officeooo:rsid="01e43b8f"/>
    </style:style>
    <style:style style:name="T178" style:family="text">
      <style:text-properties officeooo:rsid="01d0bc86"/>
    </style:style>
    <style:style style:name="T179" style:family="text">
      <style:text-properties officeooo:rsid="01a6f1a4"/>
    </style:style>
    <style:style style:name="T180" style:family="text">
      <style:text-properties officeooo:rsid="01ab4508"/>
    </style:style>
    <style:style style:name="T181" style:family="text">
      <style:text-properties officeooo:rsid="01b24227"/>
    </style:style>
    <style:style style:name="T182" style:family="text">
      <style:text-properties officeooo:rsid="01b1bcd1"/>
    </style:style>
    <style:style style:name="T183" style:family="text">
      <style:text-properties officeooo:rsid="01b273a6"/>
    </style:style>
    <style:style style:name="T184" style:family="text">
      <style:text-properties officeooo:rsid="01b01051"/>
    </style:style>
    <style:style style:name="T185" style:family="text">
      <style:text-properties officeooo:rsid="01ec22f5"/>
    </style:style>
    <style:style style:name="T186" style:family="text">
      <style:text-properties officeooo:rsid="01ef7c1e"/>
    </style:style>
    <style:style style:name="T187" style:family="text">
      <style:text-properties officeooo:rsid="010d10b9"/>
    </style:style>
    <style:style style:name="T188" style:family="text">
      <style:text-properties officeooo:rsid="01f331d8"/>
    </style:style>
    <style:style style:name="T189" style:family="text">
      <style:text-properties officeooo:rsid="01f7a5f0"/>
    </style:style>
    <style:style style:name="T190" style:family="text">
      <style:text-properties officeooo:rsid="01f84686"/>
    </style:style>
    <style:style style:name="T191" style:family="text">
      <style:text-properties officeooo:rsid="01f98e63"/>
    </style:style>
    <style:style style:name="T192" style:family="text">
      <style:text-properties officeooo:rsid="01fceca9"/>
    </style:style>
    <style:style style:name="T193" style:family="text">
      <style:text-properties officeooo:rsid="01fecc54"/>
    </style:style>
    <style:style style:name="T194" style:family="text">
      <style:text-properties officeooo:rsid="0202b2d3"/>
    </style:style>
    <style:style style:name="T195" style:family="text">
      <style:text-properties officeooo:rsid="02042666"/>
    </style:style>
    <style:style style:name="T196" style:family="text">
      <style:text-properties officeooo:rsid="0205db9f"/>
    </style:style>
    <style:style style:name="T197" style:family="text">
      <style:text-properties officeooo:rsid="0209ca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12" text:outline-level="1"><text:span text:style-name="T82">E</text:span>spam-AI <text:span text:style-name="T82">manual</text:span></text:h>
      <text:h text:style-name="P212" text:outline-level="1"><text:span text:style-name="T44">Requirements </text:span><text:span text:style-name="T48">&amp; Installation</text:span></text:h>
      <text:p text:style-name="P119">See README.md at the <text:span text:style-name="T87">espamAI </text:span>root folder <text:span text:style-name="T88">or at</text:span> <text:a xlink:type="simple" xlink:href="https://git.liacs.nl/lerc/espam" text:style-name="Internet_20_link" text:visited-style-name="Visited_20_Internet_20_Link"><text:span text:style-name="T87">https://git.liacs.nl/lerc/espam</text:span></text:a></text:p>
      <text:h text:style-name="P212" text:outline-level="1">General description</text:h>
      <text:p text:style-name="P76">Input: </text:p>
      <text:p text:style-name="P54"><text:tab/>- <text:span text:style-name="T42">P</text:span>ath to <text:span text:style-name="T189">a </text:span>DNN model in .onnx or .json format + options (see below) <text:span text:style-name="T2">or</text:span></text:p>
      <text:p text:style-name="P54"><text:span text:style-name="T39"><text:tab/>- Path to a CSDF model in .json format</text:span></text:p>
      <text:p text:style-name="P132"><text:tab/></text:p>
      <text:p text:style-name="P76">Output:</text:p>
      <text:p text:style-name="P54"><text:tab/> - DNN model evaluation results in .json format <text:span text:style-name="T12">printed to console </text:span><text:span text:style-name="T3">or/and</text:span></text:p>
      <text:p text:style-name="P54"><text:tab/> - Files, generated from DNN model and intended for CSDF-models <text:span text:style-name="T12">for</text:span></text:p>
      <text:p text:style-name="P54"><text:span text:style-name="T12"><text:s text:c="2"/><text:tab/> <text:s text:c="2"/>CSDF-models</text:span> processing tools such as Sesame/DARTS/SDF3</text:p>
      <text:p text:style-name="P53"><text:s/></text:p>
      <text:p text:style-name="P54"><text:s/><text:span text:style-name="T45">Possibilities</text:span>:</text:p>
      <text:p text:style-name="P54"><text:tab/>- evaluation : Evaluation of <text:span text:style-name="T43">DNN/CSDF</text:span> model in terms of power/performance/<text:span text:style-name="T190">memory <text:tab/><text:tab/> <text:s/>utilization</text:span></text:p>
      <text:p text:style-name="P190"><text:s/><text:tab/>- generation : </text:p>
      <text:p text:style-name="P190"><text:tab/><text:tab/>Generation of <text:span text:style-name="T190">DNN and CSDF models in dot/xml/json formats</text:span></text:p>
      <text:p text:style-name="P190"><text:tab/><text:tab/><text:span text:style-name="T190">Generation of Sesame simulation code</text:span></text:p>
      <text:p text:style-name="P190"><text:tab/><text:tab/><text:span text:style-name="T190">Generation of pthread C CUDA/C++11 runnable code</text:span></text:p>
      <text:p text:style-name="P54"><text:tab/>- <text:span text:style-name="T156">consistency checkout : Checkout of input models consistency</text:span></text:p>
      <text:h text:style-name="P212" text:outline-level="1">Execution</text:h>
      <text:p text:style-name="P138">Execution from command line <text:span text:style-name="T167">(after espamAI is configured and installed)</text:span></text:p>
      <text:p text:style-name="P83">1. Execute from espam/bin:</text:p>
      <text:p text:style-name="P84"><text:tab/>cd <text:span text:style-name="T162">&lt;my path to espam&gt;/bin</text:span></text:p>
      <text:p text:style-name="P84"><text:tab/>.<text:span text:style-name="T162">/espam [options]</text:span></text:p>
      <text:p text:style-name="P83">Where <text:span text:style-name="T162">&lt;my path to espam&gt; is a directory, contains espam files (bin, lib, src and other espamAI source dicrectories) e.g.</text:span></text:p>
      <text:p text:style-name="P86"><text:span text:style-name="T8">E</text:span><text:span text:style-name="T1">xample:</text:span></text:p>
      <text:p text:style-name="P85"><text:tab/>cd <text:span text:style-name="T162"><text:s/>/vol/home/user1/espam/bin</text:span></text:p>
      <text:p text:style-name="P85"><text:tab/>.<text:span text:style-name="T162">/espam [options]</text:span></text:p>
      <text:p text:style-name="P134"/>
      <text:p text:style-name="P83">2. Execute from arbitrary directory <text:span text:style-name="T1">my_dir</text:span></text:p>
      <text:p text:style-name="P26"><text:tab/>cd /<text:span text:style-name="T166">path/to/</text:span><text:span text:style-name="T9">my_dir</text:span></text:p>
      <text:p text:style-name="P38"><text:tab/>&lt;my path to espam&gt;/bin/espam [options]</text:p>
      <text:p text:style-name="P86"><text:span text:style-name="T8">E</text:span><text:span text:style-name="T1">xample:</text:span></text:p>
      <text:p text:style-name="P85"><text:tab/>cd <text:span text:style-name="T162"><text:s/>/vol/home/user1/my_dir</text:span></text:p>
      <text:p text:style-name="P181"><text:span text:style-name="T107"><text:tab/></text:span><text:span text:style-name="T122">/vol/home/user1/espam/bin/espam [options]</text:span></text:p>
      <text:h text:style-name="P207" text:outline-level="2"><text:span text:style-name="T46">Tool </text:span><text:span text:style-name="T47">running </text:span><text:span text:style-name="T46">progress</text:span></text:h>
      <text:p text:style-name="P55">(<text:span text:style-name="T83">1</text:span>) <text:span text:style-name="T1">Model</text:span><text:span text:style-name="T4">(s)</text:span><text:span text:style-name="T1"> reading</text:span>: read <text:span text:style-name="T83">input model(s)</text:span></text:p>
      <text:p text:style-name="P55"/>
      <text:p text:style-name="P55">(<text:span text:style-name="T158">2</text:span>) <text:span text:style-name="T1">Model</text:span><text:span text:style-name="T4">(s)</text:span><text:span text:style-name="T1"> </text:span><text:span text:style-name="T7">consistency checkout</text:span>: <text:span text:style-name="T157">check if input model is consistent</text:span></text:p>
      <text:p text:style-name="P55"/>
      <text:p text:style-name="P55">(<text:span text:style-name="T158">3</text:span>) <text:span text:style-name="T1">Model</text:span><text:span text:style-name="T4">(s)</text:span><text:span text:style-name="T1"> conversion </text:span><text:span text:style-name="T7">[optional]</text:span>:</text:p>
      <text:p text:style-name="P55"><text:tab/>- conversion of input .onnx/<text:span text:style-name="T13">json</text:span> DNN model to internal <text:span text:style-name="T191">espamDNN</text:span> model</text:p>
      <text:p text:style-name="P55"><text:soft-page-break/><text:s text:c="13"/>(initiated automatically after onnx/<text:span text:style-name="T13">json</text:span> model reading)</text:p>
      <text:p text:style-name="P55"><text:tab/>- conversion of internal Network model <text:span text:style-name="T59">in</text:span>to CSDF model<text:span text:style-name="T59">(s)</text:span>:</text:p>
      <text:p text:style-name="P55"><text:s text:c="13"/>(initiated automatically)</text:p>
      <text:p text:style-name="P56"/>
      <text:p text:style-name="P56">(4) <text:span text:style-name="T1">Model</text:span><text:span text:style-name="T4">(s)</text:span><text:span text:style-name="T1"> transformation </text:span><text:span text:style-name="T7">[optional]</text:span>:</text:p>
      <text:p text:style-name="P56"><text:tab/>-Perform split/merge transformations over the DNN model (<text:span text:style-name="T192">for </text:span>Block-based DNN models)</text:p>
      <text:p text:style-name="P192"><text:tab/>-Perform <text:s/>transformations over the <text:span text:style-name="T193">CSDF</text:span> model</text:p>
      <text:p text:style-name="P55"><text:s text:c="4"/></text:p>
      <text:p text:style-name="P55">(<text:span text:style-name="T174">5</text:span>) <text:span text:style-name="T1">Output files generation [optional]:</text:span> generates for input model output files,</text:p>
      <text:p text:style-name="P55"><text:s text:c="10"/>according to <text:span text:style-name="T14">set files generation</text:span> options.</text:p>
      <text:p text:style-name="P55"><text:s text:c="5"/></text:p>
      <text:p text:style-name="P55">(<text:span text:style-name="T174">6</text:span>) <text:span text:style-name="T1">Model evaluation [optional]:</text:span> evaluates one or several input models</text:p>
      <text:p text:style-name="P55"><text:s text:c="10"/>in terms of power/performance, by means of the DARTS/SDF3 tool.</text:p>
      <text:p text:style-name="P55"><text:s text:c="10"/><text:span text:style-name="T79">TODO </text:span><text:span text:style-name="T80">direct</text:span><text:span text:style-name="T79"> interface to SDF3 tool </text:span><text:span text:style-name="T80">is not presented for current moment</text:span></text:p>
      <text:h text:style-name="P213" text:outline-level="1">Input and output files</text:h>
      <text:h text:style-name="P207" text:outline-level="2">DNN <text:span text:style-name="T173">input </text:span>models</text:h>
      <text:p text:style-name="P112"><text:span text:style-name="T155">EspamAI accept </text:span>DNN model<text:span text:style-name="T155">s</text:span> in .onnx or .json format</text:p>
      <text:p text:style-name="P113">ONNX format : <text:a xlink:type="simple" xlink:href="https://onnx.ai/" text:style-name="Internet_20_link" text:visited-style-name="Visited_20_Internet_20_Link">https://onnx.ai/</text:a></text:p>
      <text:p text:style-name="P115">JSON format: <text:span text:style-name="T159">see .../espam/src/espam/examples/DNN/json/ folder</text:span></text:p>
      <text:p text:style-name="P116">DNN model in JSON format is represented as a <text:span text:style-name="T160">[required] </text:span>list of layers and <text:span text:style-name="T160">[required] </text:span>list of connections between <text:span text:style-name="T160">layers</text:span>. <text:span text:style-name="T160">Each layer contains description of typical neuron inside.</text:span></text:p>
      <text:h text:style-name="P204" text:outline-level="3">Layer and Block-based DNN models</text:h>
      <text:p text:style-name="P39">EspamAI provides several types of DNN--<text:span text:style-name="T106">&gt; CSDF</text:span> model granularity. </text:p>
      <text:p text:style-name="P39">For layer-based model each node of a CSDF graph represents one layer of an input DNN model.</text:p>
      <text:p text:style-name="P39">For block-based model each node of a CSDF graph represents one block of an input DNN model, where block is an abstraction of DNN model layer and DNN model neuron.</text:p>
      <text:p text:style-name="P40">Block-based model takes on input layer-based DNN model and transforms it <text:span text:style-name="T73">according to the following algorithm:</text:span></text:p>
      <text:p text:style-name="P41"/>
      <text:p text:style-name="P41"><text:span text:style-name="T44">While</text:span> (number of blocks&lt;expected <text:s/>&amp;&amp; split_up flag = true):</text:p>
      <text:p text:style-name="P41"><text:tab/>Layer bottleneck = find_bottleneck(); // bottleneck node search is preformed by DARTS</text:p>
      <text:p text:style-name="P41"><text:tab/><text:span text:style-name="T44">if </text:span>(bottleneck can be split up)</text:p>
      <text:p text:style-name="P42"><text:tab/><text:tab/>evaluate number of layers after bottleneck layer splitting;</text:p>
      <text:p text:style-name="P42"><text:tab/><text:tab/><text:span text:style-name="T44">if</text:span> (number of layers after splitting&gt;expected)</text:p>
      <text:p text:style-name="P42"><text:span text:style-name="T44"><text:tab/><text:tab/><text:tab/>return</text:span>;</text:p>
      <text:p text:style-name="P41"><text:tab/><text:tab/>Split bottleneck into –<text:span text:style-name="T68">split-step </text:span><text:span text:style-name="T66">child Layers;</text:span></text:p>
      <text:p text:style-name="P71"><text:tab/><text:tab/>Split all Dependent layers (nonlinear/maxpool ones), following the bottleneck layer</text:p>
      <text:p text:style-name="P41"><text:span text:style-name="T66"><text:tab/></text:span><text:span text:style-name="T57">else </text:span></text:p>
      <text:p text:style-name="P41"><text:span text:style-name="T58"><text:tab/><text:tab/>return</text:span><text:span text:style-name="T66">;</text:span></text:p>
      <text:p text:style-name="P41"/>
      <text:p text:style-name="P196">As transformation is performed over DNN models,files (.json / .dot etc) generated from the model in -bb mode will be different from ones for input (layer-based) DNN model. If .json for block-based model is already generated, it can be reused without additional splitting in -lb mode.</text:p>
      <text:p text:style-name="P196"/>
      <text:p text:style-name="P174">Note: earlier ESPAMA<text:span text:style-name="T188">I</text:span> also supported n<text:span text:style-name="T187">euron-based model, </text:span>where<text:span text:style-name="T187"> each node of a CSDF graph represent</text:span>ed<text:span text:style-name="T187"> one neuron of an input DNN model. </text:span>The neuron-based mode is deprecated due to the huge graph sizes. </text:p>
      <text:h text:style-name="P208" text:outline-level="2"><text:soft-page-break/><text:span text:style-name="T161">CSDF input </text:span>models</text:h>
      <text:p text:style-name="P113">EspamAI accept CSDF graph models in internal .json format: see .../espam/src/espam/examples/CSDF/json/ folder</text:p>
      <text:p text:style-name="P116"><text:span text:style-name="T161">CSDF graph </text:span>model in JSON format is represented as a <text:span text:style-name="T160">[required] </text:span>list of <text:span text:style-name="T161">nodes and [required] </text:span>list of connections between <text:span text:style-name="T161">nodes</text:span>. <text:span text:style-name="T160">Each node contains list of Input/Output ports, related to node I/O connections.</text:span></text:p>
      <text:h text:style-name="P208" text:outline-level="2">Output files </text:h>
      <text:p text:style-name="P137"><text:span text:style-name="T19">Output files are generated in output models directory, </text:span><text:span text:style-name="T22">specified during espamAI configuration. By default output files are generated in espamAI/execution/directory/output_models.</text:span></text:p>
      <text:p text:style-name="P203"><text:span text:style-name="T19">For every model created a directory, named after the model. </text:span><text:span text:style-name="T18">E.g. for DNN called “LeNet”, the </text:span><text:span text:style-name="T22">espamAI/execution/directory/output_models/</text:span><text:span text:style-name="T18">LeNet directory will be created. </text:span><text:line-break/><text:span text:style-name="T60">Inside the folder there are files generated in accordance with the file generation flags. For all possible files the folder will have the following structure </text:span><text:span text:style-name="T61">(each file or direcory is optional)</text:span></text:p>
      <text:p text:style-name="P52"/>
      <text:p text:style-name="P25">The files structure:</text:p>
      <text:p text:style-name="P25">&lt;Model_name&gt;</text:p>
      <text:p text:style-name="P25"><text:tab/>- app // <text:span text:style-name="T128">directory with </text:span>sesame application</text:p>
      <text:p text:style-name="P25"><text:s text:c="12"/>- Model_name<text:span text:style-name="T128">_wcet_spec.json //time specification in .json format</text:span></text:p>
      <text:p text:style-name="P25"><text:s text:c="12"/>- <text:span text:style-name="T128">energy_spec.json //time specification in .json format</text:span></text:p>
      <text:p text:style-name="P25"><text:tab/>- dot //<text:span text:style-name="T128">directory with </text:span>DNN model in .dot format</text:p>
      <text:p text:style-name="P25"><text:tab/>- json //<text:span text:style-name="T128">directory with </text:span>DNN model in .json format</text:p>
      <text:p text:style-name="P25"><text:tab/>- sdfg //corresponding CSDF graph directory</text:p>
      <text:p text:style-name="P25"><text:tab/><text:tab/>- dot //<text:span text:style-name="T128">directory with </text:span>CSDF model in .dot format</text:p>
      <text:p text:style-name="P25"><text:tab/><text:tab/>- json //<text:span text:style-name="T128">directory with </text:span>CSDF model in .json format for DARTS <text:s text:c="3"/></text:p>
      <text:p text:style-name="P25"><text:tab/><text:tab/>- xml //<text:span text:style-name="T128">directory with </text:span>CSDF model in .xml format for SDF3</text:p>
      <text:p text:style-name="P52"/>
      <text:p text:style-name="P133">NOTE: if directory with this name already exist it will be overwritten!</text:p>
      <text:h text:style-name="P210" text:outline-level="2"><text:span text:style-name="T49">Hardware specification</text:span><text:span text:style-name="T53">s</text:span></text:h>
      <text:p text:style-name="P87">EspamAI provides a possibility to manage time and energy specifications, used for input models evaluation.</text:p>
      <text:h text:style-name="P206" text:outline-level="3"><text:span text:style-name="T55">Times</text:span><text:span text:style-name="T54"> </text:span><text:span text:style-name="T56">(WCET)</text:span><text:span text:style-name="T44"> specification </text:span></text:h>
      <text:p text:style-name="P44"><text:span text:style-name="T179">In espamAI the worst-case times (WCET) specification is defined as a list of k-v pairs </text:span><text:span text:style-name="T5">operat</text:span><text:span text:style-name="T10">or</text:span><text:span text:style-name="T5">: execution time</text:span><text:span text:style-name="T123"> and stored in .json format. And example of WCET specification can be found in .../espam/src/espam/examples/time_spec/wcet_example.json: </text:span></text:p>
      <text:p text:style-name="P88">{</text:p>
      <text:p text:style-name="P88"><text:s text:c="2"/>"MAXPOOL": 2,</text:p>
      <text:p text:style-name="P88"><text:s text:c="2"/>"CONV(5_5)": 75,</text:p>
      <text:p text:style-name="P88"><text:s text:c="2"/>"CONV": 3,</text:p>
      <text:p text:style-name="P88"><text:s text:c="2"/>"DENSEBLOCK_NONE(1_400,400_120)": 10400,</text:p>
      <text:p text:style-name="P88"><text:s text:c="2"/>"WRITE": 1,</text:p>
      <text:p text:style-name="P88"><text:s text:c="2"/>"SOFTMAX": 1,</text:p>
      <text:p text:style-name="P88"><text:s text:c="2"/>"READ": 1,</text:p>
      <text:p text:style-name="P88"><text:s text:c="2"/>"MAXPOOL(2_2_10)": 80,</text:p>
      <text:p text:style-name="P88"><text:s text:c="2"/>"DENSEBLOCK_NONE(1_120,120_84)": 2160,</text:p>
      <text:p text:style-name="P88"><text:s text:c="2"/>"DENSEBLOCK_SOFTMAX(1_84,84_10)": 504,</text:p>
      <text:p text:style-name="P88"><text:s text:c="2"/>"ReLU": 1,</text:p>
      <text:p text:style-name="P88"><text:s text:c="2"/>"CONV(5_5_6)": 450,</text:p>
      <text:p text:style-name="P88"><text:s text:c="2"/>"MAXPOOL(2_2_28)": 224,</text:p>
      <text:p text:style-name="P88"><text:s text:c="2"/>"NONE": 0</text:p>
      <text:p text:style-name="P88"><text:soft-page-break/>}</text:p>
      <text:p text:style-name="P120"><text:span text:style-name="T123">The </text:span><text:span text:style-name="T5">operat</text:span><text:span text:style-name="T10">or</text:span><text:span text:style-name="T123"> ia s single opetator, performed in an CSDF node such as Convolution or Subsampling, the </text:span><text:span text:style-name="T5">execution time </text:span><text:span text:style-name="T180">is an operator WCET in time units. The time unit is an abstract time measurement unit, common for all the operators (e.g. milliseconds, seconds, minutes, etc).</text:span></text:p>
      <text:p text:style-name="P120"/>
      <text:p text:style-name="P171"><text:span text:style-name="T107">Abstract and parametrized </text:span><text:span text:style-name="T115">WCETs</text:span></text:p>
      <text:p text:style-name="P44"><text:span text:style-name="T123">The WCETs can be </text:span><text:span text:style-name="T5">abstract</text:span><text:span text:style-name="T123"> or </text:span><text:span text:style-name="T5">parametrized</text:span><text:span text:style-name="T123">. The abstract WCET specifies the operator complexity in time_units/input value, with only the operator name takes into account. An example of an </text:span><text:span text:style-name="T5">abstract</text:span><text:span text:style-name="T123"> WCET is </text:span><text:span text:style-name="T108">"CONV: </text:span><text:span text:style-name="T115">3</text:span><text:span text:style-name="T108">", </text:span><text:span text:style-name="T115">which means that “CONV” operator has complexity 3 </text:span><text:span text:style-name="T116">time_units</text:span><text:span text:style-name="T115">/input value. The abstract WCETs <text:s/>are used to compute the parametrized operator WCETs. </text:span></text:p>
      <text:p text:style-name="P44"><text:span text:style-name="T123"><text:tab/>Unlike the </text:span><text:span text:style-name="T5">abstract</text:span><text:span text:style-name="T123"> WCETs,</text:span><text:span text:style-name="T5"> parametrized</text:span><text:span text:style-name="T123"> WCETs takes into account the operator parameters and specify the operator execution time. An example of parametrized WCET is “</text:span><text:span text:style-name="T108">CONV(5_5_6): </text:span><text:span text:style-name="T116">450</text:span><text:span text:style-name="T108">”</text:span><text:span text:style-name="T116">, which specifies that operator “CONV” with parameters “5,5,6” requires 450 time units to execute. </text:span></text:p>
      <text:p text:style-name="P121"><text:span text:style-name="T181"><text:tab/>For performance evaluation, the parametrized</text:span> <text:span text:style-name="T181">WCETs</text:span> have <text:span text:style-name="T125">a</text:span> priority <text:span text:style-name="T181">over the abstract WCETs</text:span>, e.g. for the specification above for Convolution 5x5 operator, the <text:span text:style-name="T124">"CONV(5_5)": 75 </text:span>k-v pair will be <text:span text:style-name="T176">used to evaluate</text:span> 5x5 Convolution <text:span text:style-name="T176">operator time</text:span>. <text:span text:style-name="T176">To evaluate Convolution 3</text:span>x<text:span text:style-name="T181">3</text:span>, he <text:span text:style-name="T124">"CONV": 3 </text:span>k-v pair will be used.</text:p>
      <text:p text:style-name="P45"/>
      <text:p text:style-name="P136"><text:span text:style-name="T183">O</text:span>perators, <text:span text:style-name="T184">supported by default </text:span></text:p>
      <text:p text:style-name="P136"/>
      <text:p text:style-name="P43"><text:span text:style-name="T117">T</text:span><text:span text:style-name="T107">he list of </text:span><text:span text:style-name="T118">the parametrized </text:span><text:span text:style-name="T107">operat</text:span><text:span text:style-name="T119">ors</text:span><text:span text:style-name="T107">, </text:span><text:span text:style-name="T120">supported by espamAI by default is provided in ../espam/src/espam/docs/espamAI/DNN_supported_operators.pdf. For this operators the parametrized WCETs </text:span><text:span text:style-name="T175">are automatically computed from the default abstract operators specification, provided in .../espam/src/espam/examples/time_spec/default_wcet.json.</text:span></text:p>
      <text:p text:style-name="P57">If during performance evalution, espamAI finds an unsopported (not-default) operator, the operator execution time will be set to 1, and the warning <text:span text:style-name="T6">&lt;operator&gt; unknown execution time. Default time = 1 is set for &lt;operator&gt;</text:span><text:span text:style-name="T126"> will be </text:span>printed on console. </text:p>
      <text:p text:style-name="P120"/>
      <text:p text:style-name="P172">Generate WCETs</text:p>
      <text:p text:style-name="P170">To generate the WCET specification, exploited by espamAI for provided iinput model </text:p>
      <text:p text:style-name="P28"><text:span text:style-name="T111"><text:tab/>$ <text:s/></text:span><text:span text:style-name="T103">./espam --generate <text:s/>&lt;path/to/model&gt; --wcet</text:span></text:p>
      <text:p text:style-name="P178"/>
      <text:p text:style-name="P173">Customize WCETs</text:p>
      <text:p text:style-name="P47">T<text:span text:style-name="T182">o</text:span> set up your own <text:span text:style-name="T178">WCET</text:span> specification, perform following steps:</text:p>
      <text:p text:style-name="P47">1. <text:span text:style-name="T127">Generate default specification for an input model. </text:span></text:p>
      <text:p text:style-name="P47"><text:span text:style-name="T130">2</text:span>. <text:span text:style-name="T129">Change the .json file <text:s/>manually i</text:span><text:span text:style-name="T109">n any text editor</text:span></text:p>
      <text:h text:style-name="P205" text:outline-level="3"><text:span text:style-name="T51">Energy</text:span><text:span text:style-name="T50"> specification </text:span></text:h>
      <text:p text:style-name="P139"><text:span text:style-name="T132">E</text:span>nergy model is based on based on:</text:p>
      <text:p text:style-name="P139">Di Liu, Jelena Spasic, Gang Chen, and Todor Stefanov,</text:p>
      <text:p text:style-name="P139">Energy-Efficient Mapping of Real-Time Streaming Applications on Cluster Heterogeneous MPSoCs", In Proc. "13th Int. IEEE Symposium on Embedded Systems for Real-Time Multimedia (ESTIMedia'15), pp. 1-10, Amsterdam, The Netherlands, Oct. 8-9, 2015.</text:p>
      <text:p text:style-name="P139"/>
      <text:p text:style-name="P72">Example</text:p>
      <text:p text:style-name="P89">To <text:span text:style-name="T134">set</text:span> up your own <text:span text:style-name="T140">energy</text:span>specification, perform <text:span text:style-name="T129">3</text:span> following steps:</text:p>
      <text:p text:style-name="P46">1. <text:span text:style-name="T127">Generate current specification for an input model:</text:span></text:p>
      <text:p text:style-name="P185"><text:span text:style-name="T111"><text:tab/>$ <text:s/></text:span><text:span text:style-name="T103">./espam --generate ../src/espam/examples/DNN/json/mnist_json.json -lb --wcenergy</text:span></text:p>
      <text:p text:style-name="P17"><text:span text:style-name="T1">Expected output:</text:span> </text:p>
      <text:p text:style-name="P197"><text:soft-page-break/><text:tab/><text:span text:style-name="T128">File with default worst-case energy: ../output_models/mnist_json/energy_spec.json of structure:</text:span></text:p>
      <text:p text:style-name="P91">{</text:p>
      <text:p text:style-name="P91"><text:s text:c="2"/>"alpha": 3.03E-9,</text:p>
      <text:p text:style-name="P91"><text:s text:c="2"/>"beta": 0.155,</text:p>
      <text:p text:style-name="P91"><text:s text:c="2"/>"b": 2.621</text:p>
      <text:p text:style-name="P90">}</text:p>
      <text:p text:style-name="P92">2. Change the energy specification in any text editor (e.g. set beta to 0.275)</text:p>
      <text:p text:style-name="P135">IMPORTANT: Energy specification should always contain alpha, beta and b parameters, only values <text:span text:style-name="T141">can</text:span> be changed!</text:p>
      <text:p text:style-name="P135"/>
      <text:p text:style-name="P48"><text:span text:style-name="T109">3. </text:span><text:span text:style-name="T107">Call </text:span><text:span text:style-name="T110">the </text:span><text:span text:style-name="T107">model with changed specification: </text:span></text:p>
      <text:p text:style-name="P185"><text:span text:style-name="T111"><text:tab/>$ <text:s/></text:span><text:span text:style-name="T131">./espam --evaluate ../src/espam/examples/DNN/json/mnist_json.json -lb <text:s text:c="2"/></text:span><text:span text:style-name="T62">\</text:span></text:p>
      <text:p text:style-name="P193">--energy-spec ../output_models/<text:span text:style-name="T194">mnist_json</text:span>/energy_spec.json</text:p>
      <text:p text:style-name="P17"><text:span text:style-name="T1">Expected output:</text:span> </text:p>
      <text:p text:style-name="P81"><text:tab/><text:span text:style-name="T132">{ "id": 0, "execution_time": 359499.0, "energy": 4.237104834907729E-8, "memory": 787744.0, "processors": 14 }</text:span></text:p>
      <text:h text:style-name="P211" text:outline-level="2">Simulate model running with Sesame</text:h>
      <text:p text:style-name="P93">To run model, <text:span text:style-name="T143">generated with –sesame espamAI generation flag (see commands), you will need Sesame simulation tool installed. </text:span><text:s/></text:p>
      <text:p text:style-name="P93"/>
      <text:p text:style-name="P93"><text:span text:style-name="T143">W</text:span>ith installed Sesame simulation tool:</text:p>
      <text:p text:style-name="P94">1. Go to sesame root</text:p>
      <text:p text:style-name="P93"><text:span text:style-name="T142">2. </text:span>Set up sesame environment</text:p>
      <text:p text:style-name="P93"><text:span text:style-name="T142">3</text:span>. <text:span text:style-name="T142">Go to directory with an application, generated by espamAI</text:span></text:p>
      <text:p text:style-name="P95">4. <text:span text:style-name="T144">Provide sesame mapping file or </text:span>reate virtual mapping for your application</text:p>
      <text:p text:style-name="P96">5. <text:span text:style-name="T145">Go to application sources.</text:span></text:p>
      <text:p text:style-name="P97">6. Generate .o files for every CSDF node and .so library, contains all the application + simulate application running.</text:p>
      <text:p text:style-name="P98">7. Go back to application root folder</text:p>
      <text:p text:style-name="P99"><text:span text:style-name="T147">8</text:span>.<text:span text:style-name="T146">Create text files with application processes traces.</text:span></text:p>
      <text:p text:style-name="P99"/>
      <text:p text:style-name="P73">Example <text:span text:style-name="T177">1: Run Sesame application with virtual mapping</text:span></text:p>
      <text:p text:style-name="P198">An example for <text:span text:style-name="T195">mnist_json</text:span> Sesame application <text:span text:style-name="T144">with virtual mapping:</text:span></text:p>
      <text:p text:style-name="P100">1. $ cd .../sesame/</text:p>
      <text:p text:style-name="P100">2. $ source sesame.env</text:p>
      <text:p text:style-name="P199">3. $ cd .../<text:span text:style-name="T195">mnist_json</text:span>/</text:p>
      <text:p text:style-name="P199">4. $ AppVirtualMapGenerator app/<text:span text:style-name="T195">mnist_json</text:span>_app.yml &gt;<text:span text:style-name="T195">mnist_json</text:span>_appvirt_map.yml</text:p>
      <text:p text:style-name="P100">5. $ cd app</text:p>
      <text:p text:style-name="P100">6. $ make runtrace</text:p>
      <text:p text:style-name="P100">7. $ cd ../</text:p>
      <text:p text:style-name="P100">8. $ for i in `ls trace*`; do traceprinter $i &gt; $i.txt; done</text:p>
      <text:p text:style-name="P17"><text:span text:style-name="T1">Expected output:</text:span> </text:p>
      <text:p text:style-name="P81"><text:tab/><text:span text:style-name="T148">Run traces for every CSDF node with sequences of read/execute/write primitives, corresponding to the CSDF graph functionality.</text:span></text:p>
      <text:p text:style-name="P74"/>
      <text:h text:style-name="P209" text:outline-level="2">Generate images from .dot files</text:h>
      <text:p text:style-name="P101">To generate images f<text:span text:style-name="T149">rom .dot files use graphviz </text:span><text:a xlink:type="simple" xlink:href="https://www.graphviz.org/" text:style-name="Internet_20_link" text:visited-style-name="Visited_20_Internet_20_Link"><text:span text:style-name="T149">https://www.graphviz.org/</text:span></text:a></text:p>
      <text:p text:style-name="P102">It should installed on Linux by default. In case it is not installed, use</text:p>
      <text:p text:style-name="P103"><text:tab/><text:span text:style-name="T150">$ </text:span>sudo apt-get install graphviz</text:p>
      <text:p text:style-name="P106"><text:soft-page-break/><text:span text:style-name="T171">To see</text:span> <text:span text:style-name="T171">dot options</text:span> <text:span text:style-name="T171">use</text:span></text:p>
      <text:p text:style-name="P107"><text:span text:style-name="T150"><text:tab/>$ </text:span>dot --help</text:p>
      <text:p text:style-name="P104">To generate .<text:span text:style-name="T171">&lt;format&gt;</text:span> <text:span text:style-name="T171">file</text:span> <text:span text:style-name="T171">from &lt;filename&gt;.dot file</text:span> use</text:p>
      <text:p text:style-name="P105"><text:span text:style-name="T150"><text:tab/>$ </text:span>dot -T<text:span text:style-name="T171">&lt;format&gt;</text:span> <text:span text:style-name="T171">&lt;filename&gt;.dot</text:span> -o<text:span text:style-name="T97"> <text:s/>&lt;filename&gt;.&lt;format&gt;</text:span></text:p>
      <text:p text:style-name="P75">Example</text:p>
      <text:p text:style-name="P200"><text:span text:style-name="T171">G</text:span>enerate .png image <text:span text:style-name="T151">of ../espam/output_models/mnist_json/dot/mnist_json.dot file:</text:span></text:p>
      <text:p text:style-name="P201"><text:span text:style-name="T150"><text:tab/>$ </text:span>dot -Tpng ../espam/output_models/<text:span text:style-name="T196">mnist_json</text:span>/dot/<text:span text:style-name="T196">mnist_json</text:span>.dot -o<text:span text:style-name="T97"> <text:s text:c="2"/></text:span><text:span text:style-name="T63">\</text:span></text:p>
      <text:p text:style-name="P201">../espam/output_models/<text:span text:style-name="T196">mnist_json</text:span>/dot/<text:span text:style-name="T196">mnist_json</text:span>.png</text:p>
      <text:h text:style-name="P209" text:outline-level="2">Troubleshooting</text:h>
      <text:p text:style-name="P202"><text:span text:style-name="T79">TODO </text:span><text:span text:style-name="T81">provide run tests after tool installation</text:span></text:p>
      <text:p text:style-name="P202"><text:span text:style-name="T81"/></text:p>
      <text:p text:style-name="P195"><text:span text:style-name="T138">1. After the tool is build, check /espam/src/espam/main/Config.java file. The settings should point to the proper paths, otherwise the tool might work incorrectly, e.g. if DARTS path is incorrect, the tool will be frozen on </text:span><text:span text:style-name="T139">such <text:s/>operations as </text:span><text:span text:style-name="T172">evaluation, sesame/pthread files generation and csdf model consistency checkout.</text:span></text:p>
      <text:p text:style-name="P194"/>
      <text:p text:style-name="P58"><text:span text:style-name="T197">2</text:span>. Do not forget to set --in-csdf flag for input CSDF graph models, otherwise CSDF model will not be processed.</text:p>
      <text:p text:style-name="P50"/>
      <text:p text:style-name="P58"><text:span text:style-name="T197">3</text:span>. If you are not sure about input model consistency, use --consistency option to check it.</text:p>
      <text:p text:style-name="P49"/>
      <text:p text:style-name="P50"><text:span text:style-name="T197">4. </text:span>Tool may <text:span text:style-name="T172">print warnings about</text:span> ‘unsafe’ libraries such as <text:span text:style-name="T89">protobuf-java.jar</text:span>. <text:span text:style-name="T172">This warnings would not affect the tool running.</text:span></text:p>
      <text:p text:style-name="P51"/>
      <text:p text:style-name="P58"><text:span text:style-name="T197">5</text:span>. If tool is frozen, kill the corresponding command line process and try to use the same command with –verbose (v) option. It will be shown on which step (model reading, model conversion, model evaluation etc.) the problem occured and more details will be given. </text:p>
      <text:p text:style-name="P51"/>
      <text:p text:style-name="P142"><text:span text:style-name="T197">6. If CSDF model is sent on input (with flag –</text:span><text:span text:style-name="T67">in-csdf</text:span><text:span text:style-name="T69">)</text:span><text:span text:style-name="T59"> , no specific DNN features (such as weights and proper data formats) will be taken into account. Thus, for processing DNN models it is recomended to use DNN .json/.onnx files. </text:span></text:p>
      <text:p text:style-name="P142"/>
      <text:p text:style-name="P143"><text:span text:style-name="T197">7</text:span>. <text:span text:style-name="T114">In case </text:span><text:span text:style-name="T107">of any</text:span><text:span text:style-name="T114"> problems, please contact:</text:span></text:p>
      <text:p text:style-name="P141"><text:a xlink:type="simple" xlink:href="mailto:s.minakova@liacs.leidenuniv.nl" text:style-name="Internet_20_link" text:visited-style-name="Visited_20_Internet_20_Link">s.minakova@liacs.leidenuniv.nl</text:a></text:p>
      <text:p text:style-name="P169"/>
      <text:h text:style-name="P212" text:outline-level="1">Command-line options</text:h>
      <text:p text:style-name="P4">Command-line options that take arguments</text:p>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5">option</text:p>
          </table:table-cell>
          <table:table-cell table:style-name="Table2.A1" office:value-type="string">
            <text:p text:style-name="P152">abbr</text:p>
          </table:table-cell>
          <table:table-cell table:style-name="Table2.A1" office:value-type="string">
            <text:p text:style-name="P146">arguments</text:p>
          </table:table-cell>
          <table:table-cell table:style-name="Table2.D1" office:value-type="string">
            <text:p text:style-name="P145">example</text:p>
          </table:table-cell>
        </table:table-row>
        <table:table-row>
          <table:table-cell table:style-name="Table2.A2" table:number-columns-spanned="4" office:value-type="string">
            <text:p text:style-name="P77"><text:span text:style-name="T32">General</text:span> <text:span text:style-name="T15">options</text:span></text:p>
          </table:table-cell>
          <table:covered-table-cell/>
          <table:covered-table-cell/>
          <table:covered-table-cell/>
        </table:table-row>
        <table:table-row>
          <table:table-cell table:style-name="Table2.A3" office:value-type="string">
            <text:p text:style-name="P61">--<text:span text:style-name="T32">generate</text:span></text:p>
          </table:table-cell>
          <table:table-cell table:style-name="Table2.A3" office:value-type="string">
            <text:p text:style-name="P59">-<text:span text:style-name="T32">g</text:span></text:p>
          </table:table-cell>
          <table:table-cell table:style-name="Table2.A3" office:value-type="string">
            <text:p text:style-name="P147">Path to <text:span text:style-name="T90">DNN/CSDFG</text:span> model </text:p>
          </table:table-cell>
          <table:table-cell table:style-name="Table2.A2" office:value-type="string">
            <text:p text:style-name="P148">--<text:span text:style-name="T32">generate ./tests/lenet.json</text:span></text:p>
          </table:table-cell>
        </table:table-row>
        <table:table-row>
          <table:table-cell table:style-name="Table2.A3" office:value-type="string">
            <text:p text:style-name="P59">--<text:span text:style-name="T32">evaluate</text:span></text:p>
          </table:table-cell>
          <table:table-cell table:style-name="Table2.A3" office:value-type="string">
            <text:p text:style-name="P59">-<text:span text:style-name="T32">e</text:span></text:p>
          </table:table-cell>
          <table:table-cell table:style-name="Table2.A3" office:value-type="string">
            <text:p text:style-name="P147">Path to <text:span text:style-name="T90">DNN/CSDFG</text:span> model </text:p>
          </table:table-cell>
          <table:table-cell table:style-name="Table2.A2" office:value-type="string">
            <text:p text:style-name="P165">--<text:span text:style-name="T33">evaluate ./tests/lenet.json</text:span></text:p>
          </table:table-cell>
        </table:table-row>
        <table:table-row>
          <table:table-cell table:style-name="Table2.A3" office:value-type="string">
            <text:p text:style-name="P59">--<text:span text:style-name="T90">consistency</text:span></text:p>
          </table:table-cell>
          <table:table-cell table:style-name="Table2.A3" office:value-type="string">
            <text:p text:style-name="P59">-<text:span text:style-name="T90">c</text:span></text:p>
          </table:table-cell>
          <table:table-cell table:style-name="Table2.A3" office:value-type="string">
            <text:p text:style-name="P147">Path to <text:span text:style-name="T90">DNN/CSDFG</text:span> model </text:p>
          </table:table-cell>
          <table:table-cell table:style-name="Table2.A2" office:value-type="string">
            <text:p text:style-name="P166">--<text:span text:style-name="T90">consistency ./tests/lenet.json</text:span></text:p>
          </table:table-cell>
        </table:table-row>
        <table:table-row>
          <table:table-cell table:style-name="Table2.A2" table:number-columns-spanned="4" office:value-type="string">
            <text:p text:style-name="P78">Model representation options (by default <text:s/><text:span text:style-name="T34">--layer-based</text:span> option is set)</text:p>
          </table:table-cell>
          <table:covered-table-cell/>
          <table:covered-table-cell/>
          <table:covered-table-cell/>
        </table:table-row>
        <table:table-row>
          <table:table-cell table:style-name="Table2.A3" office:value-type="string">
            <text:p text:style-name="P62">--layer-based</text:p>
          </table:table-cell>
          <table:table-cell table:style-name="Table2.A3" office:value-type="string">
            <text:p text:style-name="P59">-<text:span text:style-name="T34">lb</text:span></text:p>
          </table:table-cell>
          <table:table-cell table:style-name="Table2.A3" office:value-type="string">
            <text:p text:style-name="P149">none</text:p>
          </table:table-cell>
          <table:table-cell table:style-name="Table2.A2" office:value-type="string">
            <text:p text:style-name="P60">-<text:span text:style-name="T35">lb</text:span></text:p>
          </table:table-cell>
        </table:table-row>
        <table:table-row>
          <table:table-cell table:style-name="Table2.A3" office:value-type="string">
            <text:p text:style-name="P63">--block-based</text:p>
          </table:table-cell>
          <table:table-cell table:style-name="Table2.A3" office:value-type="string">
            <text:p text:style-name="P59">-<text:span text:style-name="T36">bb</text:span></text:p>
          </table:table-cell>
          <table:table-cell table:style-name="Table2.A3" office:value-type="string">
            <text:p text:style-name="P150">number of blocks</text:p>
            <text:p text:style-name="P150"/>
          </table:table-cell>
          <table:table-cell table:style-name="Table2.A2" office:value-type="string">
            <text:p text:style-name="P60">--<text:span text:style-name="T37">bb 20</text:span></text:p>
          </table:table-cell>
        </table:table-row>
        <table:table-row>
          <table:table-cell table:style-name="Table2.A3" office:value-type="string">
            <text:p text:style-name="P65">--split-step [optional], <text:s/>for -bb models only</text:p>
          </table:table-cell>
          <table:table-cell table:style-name="Table2.A3" office:value-type="string">
            <text:p text:style-name="P64">none</text:p>
          </table:table-cell>
          <table:table-cell table:style-name="Table2.A3" office:value-type="string">
            <text:p text:style-name="P151">Number of child nodes, obtainbed after <text:span text:style-name="T38">one layer</text:span> splitting</text:p>
          </table:table-cell>
          <table:table-cell table:style-name="Table2.A2" office:value-type="string">
            <text:p text:style-name="P64">--split-step 4</text:p>
          </table:table-cell>
        </table:table-row>
        <table:table-row>
          <table:table-cell table:style-name="Table2.A2" table:number-columns-spanned="4" office:value-type="string">
            <text:p text:style-name="P79"><text:span text:style-name="T84">Hardware specification</text:span> options</text:p>
          </table:table-cell>
          <table:covered-table-cell/>
          <table:covered-table-cell/>
          <table:covered-table-cell/>
        </table:table-row>
        <table:table-row>
          <table:table-cell table:style-name="Table2.A3" office:value-type="string">
            <text:p text:style-name="P68">--time-spec</text:p>
          </table:table-cell>
          <table:table-cell table:style-name="Table2.A3" office:value-type="string">
            <text:p text:style-name="P68">none</text:p>
          </table:table-cell>
          <table:table-cell table:style-name="Table2.A3" office:value-type="string">
            <text:p text:style-name="P163">Path to <text:span text:style-name="T91">input specification of operators times <text:s/></text:span></text:p>
          </table:table-cell>
          <table:table-cell table:style-name="Table2.A2" office:value-type="string">
            <text:p text:style-name="P69">--time-spec ./<text:span text:style-name="T85">time_spec.json</text:span></text:p>
          </table:table-cell>
        </table:table-row>
        <table:table-row>
          <table:table-cell table:style-name="Table2.A3" office:value-type="string">
            <text:p text:style-name="P68">--energy-spec</text:p>
          </table:table-cell>
          <table:table-cell table:style-name="Table2.A3" office:value-type="string">
            <text:p text:style-name="P64"/>
          </table:table-cell>
          <table:table-cell table:style-name="Table2.A3" office:value-type="string">
            <text:p text:style-name="P163">Path to <text:span text:style-name="T91">input specification of model energy </text:span></text:p>
          </table:table-cell>
          <table:table-cell table:style-name="Table2.A2" office:value-type="string">
            <text:p text:style-name="P69">--energy-<text:span text:style-name="T85">spec.json</text:span> ./<text:span text:style-name="T86">energy_spec.json</text:span></text:p>
          </table:table-cell>
        </table:table-row>
      </table:table>
      <text:p text:style-name="P3"/>
      <text:p text:style-name="P5">Command-line flags (The command-line options that are either present or not).</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53">flag</text:p>
          </table:table-cell>
          <table:table-cell table:style-name="Table1.A1" office:value-type="string">
            <text:p text:style-name="P153">abbr</text:p>
          </table:table-cell>
          <table:table-cell table:style-name="Table1.C1" office:value-type="string">
            <text:p text:style-name="P153">description</text:p>
          </table:table-cell>
        </table:table-row>
        <table:table-row>
          <table:table-cell table:style-name="Table1.A2" table:number-columns-spanned="3" office:value-type="string">
            <text:p text:style-name="P167">General flags</text:p>
          </table:table-cell>
          <table:covered-table-cell/>
          <table:covered-table-cell/>
        </table:table-row>
        <table:table-row>
          <table:table-cell table:style-name="Table1.A3" office:value-type="string">
            <text:p text:style-name="P144">--<text:span text:style-name="T40">help</text:span></text:p>
          </table:table-cell>
          <table:table-cell table:style-name="Table1.A3" office:value-type="string">
            <text:p text:style-name="P144">-<text:span text:style-name="T40">h</text:span></text:p>
          </table:table-cell>
          <table:table-cell table:style-name="Table1.A2" office:value-type="string">
            <text:p text:style-name="P154">Printout help </text:p>
          </table:table-cell>
        </table:table-row>
        <table:table-row>
          <table:table-cell table:style-name="Table1.A3" office:value-type="string">
            <text:p text:style-name="P154">--version</text:p>
          </table:table-cell>
          <table:table-cell table:style-name="Table1.A3" office:value-type="string">
            <text:p text:style-name="P144">-<text:span text:style-name="T40">v</text:span></text:p>
          </table:table-cell>
          <table:table-cell table:style-name="Table1.A2" office:value-type="string">
            <text:p text:style-name="P154">Printout program version</text:p>
          </table:table-cell>
        </table:table-row>
        <table:table-row>
          <table:table-cell table:style-name="Table1.A3" office:value-type="string">
            <text:p text:style-name="P154">--verbose</text:p>
          </table:table-cell>
          <table:table-cell table:style-name="Table1.A3" office:value-type="string">
            <text:p text:style-name="P144">-<text:span text:style-name="T40">V</text:span></text:p>
          </table:table-cell>
          <table:table-cell table:style-name="Table1.A2" office:value-type="string">
            <text:p text:style-name="P154">Printout program progress information</text:p>
          </table:table-cell>
        </table:table-row>
        <table:table-row>
          <table:table-cell table:style-name="Table1.A3" office:value-type="string">
            <text:p text:style-name="P154">--copyright</text:p>
          </table:table-cell>
          <table:table-cell table:style-name="Table1.A3" office:value-type="string">
            <text:p text:style-name="P154">none</text:p>
          </table:table-cell>
          <table:table-cell table:style-name="Table1.A2" office:value-type="string">
            <text:p text:style-name="P155">Printout copyright</text:p>
          </table:table-cell>
        </table:table-row>
        <table:table-row>
          <table:table-cell table:style-name="Table1.A2" table:number-columns-spanned="3" office:value-type="string">
            <text:p text:style-name="P157">Input model type flag (--in-dnn is set by default)</text:p>
          </table:table-cell>
          <table:covered-table-cell/>
          <table:covered-table-cell/>
        </table:table-row>
        <table:table-row>
          <table:table-cell table:style-name="Table1.A3" office:value-type="string">
            <text:p text:style-name="P156">--in-dnn</text:p>
          </table:table-cell>
          <table:table-cell table:style-name="Table1.A3" office:value-type="string">
            <text:p text:style-name="P158">none</text:p>
          </table:table-cell>
          <table:table-cell table:style-name="Table1.A2" office:value-type="string">
            <text:p text:style-name="P156">Input model is dnn model in .onnx or .json format</text:p>
          </table:table-cell>
        </table:table-row>
        <table:table-row>
          <table:table-cell table:style-name="Table1.A3" office:value-type="string">
            <text:p text:style-name="P158">--in-csdf</text:p>
          </table:table-cell>
          <table:table-cell table:style-name="Table1.A3" office:value-type="string">
            <text:p text:style-name="P158">none</text:p>
          </table:table-cell>
          <table:table-cell table:style-name="Table1.A2" office:value-type="string">
            <text:p text:style-name="P156">Input model is csdf model in .json format</text:p>
          </table:table-cell>
        </table:table-row>
        <table:table-row>
          <table:table-cell table:style-name="Table1.A2" table:number-columns-spanned="3" office:value-type="string">
            <text:p text:style-name="P168">Files generation flags</text:p>
          </table:table-cell>
          <table:covered-table-cell/>
          <table:covered-table-cell/>
        </table:table-row>
        <table:table-row>
          <table:table-cell table:style-name="Table1.A3" office:value-type="string">
            <text:p text:style-name="P66">--json </text:p>
          </table:table-cell>
          <table:table-cell table:style-name="Table1.A3" office:value-type="string">
            <text:p text:style-name="P159">none</text:p>
          </table:table-cell>
          <table:table-cell table:style-name="Table1.A2" office:value-type="string">
            <text:p text:style-name="P159">Generate <text:span text:style-name="T16">DNN graph in .json format</text:span></text:p>
          </table:table-cell>
        </table:table-row>
        <table:table-row>
          <table:table-cell table:style-name="Table1.A3" office:value-type="string">
            <text:p text:style-name="P66">--dot <text:s/></text:p>
          </table:table-cell>
          <table:table-cell table:style-name="Table1.A3" office:value-type="string">
            <text:p text:style-name="P159">none</text:p>
          </table:table-cell>
          <table:table-cell table:style-name="Table1.A2" office:value-type="string">
            <text:p text:style-name="P66"><text:span text:style-name="T41">Generate </text:span>DNN graph image in .dot format</text:p>
          </table:table-cell>
        </table:table-row>
        <table:table-row>
          <table:table-cell table:style-name="Table1.A3" office:value-type="string">
            <text:p text:style-name="P66">--json-csdf</text:p>
          </table:table-cell>
          <table:table-cell table:style-name="Table1.A3" office:value-type="string">
            <text:p text:style-name="P159">none</text:p>
          </table:table-cell>
          <table:table-cell table:style-name="Table1.A2" office:value-type="string">
            <text:p text:style-name="P67">Generate CSDF graph in .json format for DARTS</text:p>
          </table:table-cell>
        </table:table-row>
        <table:table-row>
          <table:table-cell table:style-name="Table1.A3" office:value-type="string">
            <text:p text:style-name="P161">--<text:span text:style-name="T16">xml-csdf</text:span></text:p>
          </table:table-cell>
          <table:table-cell table:style-name="Table1.A3" office:value-type="string">
            <text:p text:style-name="P159">none</text:p>
          </table:table-cell>
          <table:table-cell table:style-name="Table1.A2" office:value-type="string">
            <text:p text:style-name="P67">Generate CSDF graph in .xml fomat for SDF3</text:p>
          </table:table-cell>
        </table:table-row>
        <table:table-row>
          <table:table-cell table:style-name="Table1.A3" office:value-type="string">
            <text:p text:style-name="P161">--<text:span text:style-name="T17">dot-csdf</text:span></text:p>
          </table:table-cell>
          <table:table-cell table:style-name="Table1.A3" office:value-type="string">
            <text:p text:style-name="P162">none</text:p>
          </table:table-cell>
          <table:table-cell table:style-name="Table1.A2" office:value-type="string">
            <text:p text:style-name="P67">Generate CSDF graph image in .dot format</text:p>
          </table:table-cell>
        </table:table-row>
        <table:table-row>
          <table:table-cell table:style-name="Table1.A3" office:value-type="string">
            <text:p text:style-name="P160">--<text:span text:style-name="T16">sesame</text:span></text:p>
          </table:table-cell>
          <table:table-cell table:style-name="Table1.A3" office:value-type="string">
            <text:p text:style-name="P159">none</text:p>
          </table:table-cell>
          <table:table-cell table:style-name="Table1.A2" office:value-type="string">
            <text:p text:style-name="P66"><text:span text:style-name="T41">Generate </text:span>code templates for Sesame</text:p>
          </table:table-cell>
        </table:table-row>
        <text:soft-page-break/>
        <table:table-row>
          <table:table-cell table:style-name="Table1.A3" office:value-type="string">
            <text:p text:style-name="P164">--wcet</text:p>
          </table:table-cell>
          <table:table-cell table:style-name="Table1.A3" office:value-type="string">
            <text:p text:style-name="P164">none</text:p>
          </table:table-cell>
          <table:table-cell table:style-name="Table1.A2" office:value-type="string">
            <text:p text:style-name="P70">Generate worst-case times specification for an input model</text:p>
          </table:table-cell>
        </table:table-row>
        <table:table-row>
          <table:table-cell table:style-name="Table1.A3" office:value-type="string">
            <text:p text:style-name="P164">--wcenergy</text:p>
          </table:table-cell>
          <table:table-cell table:style-name="Table1.A3" office:value-type="string">
            <text:p text:style-name="P164">none</text:p>
          </table:table-cell>
          <table:table-cell table:style-name="Table1.A2" office:value-type="string">
            <text:p text:style-name="P70">Generate worst-case energy specification for an input model</text:p>
          </table:table-cell>
        </table:table-row>
      </table:table>
      <text:h text:style-name="P212" text:outline-level="1">Files generation examples</text:h>
      <text:p text:style-name="P37"><text:span text:style-name="T75">For more information about files generation </text:span>see comments, <text:span text:style-name="T75">output files. </text:span></text:p>
      <text:p text:style-name="P131"><text:span text:style-name="T75">*NOTE: All files generation examples are performed from .../espam/bin directory. </text:span><text:span text:style-name="T25">To perform examples from </text:span><text:span text:style-name="T30">arbitrary directory </text:span><text:span text:style-name="T113">my_dir</text:span></text:p>
      <text:list xml:id="list623560090897940558" text:style-name="L1">
        <text:list-item>
          <text:p text:style-name="P179"><text:span text:style-name="T165">In</text:span>stead of ./ <text:span text:style-name="T164">in espam call provide a</text:span>bsolute path <text:span text:style-name="T163">to espam/bin </text:span>or <text:span text:style-name="T162">relative path to espam/bin from </text:span><text:span text:style-name="T11">my_dir</text:span></text:p>
        </text:list-item>
        <text:list-item>
          <text:p text:style-name="P180"><text:span text:style-name="T165">Provide absolute path(s) to input file(s) or relative path(s) to input file(s) from </text:span><text:span text:style-name="T11">my_dir</text:span></text:p>
        </text:list-item>
      </text:list>
      <text:h text:style-name="P209" text:outline-level="2"><text:span text:style-name="T44">Example 1:</text:span><text:span text:style-name="T52"> DNN model </text:span></text:h>
      <text:p text:style-name="P27"><text:span text:style-name="T111">$ </text:span><text:span text:style-name="T96">./espam --generate ../src/espam/examples/DNN/json/lenet_LB.json --sesame -lb</text:span></text:p>
      <text:p text:style-name="P6"/>
      <text:p text:style-name="P122">Description:</text:p>
      <text:p text:style-name="P12"><text:tab/><text:span text:style-name="T64">Generate layer-based CSDF graph for ../src/espam/examples/DNN/json/lenet_LB.json DNN model. Provide it with Sesame application.</text:span></text:p>
      <text:p text:style-name="P6"/>
      <text:p text:style-name="P6"><text:span text:style-name="T1">Expected output:</text:span> <text:span text:style-name="T65">files folder </text:span></text:p>
      <text:p text:style-name="P24">&lt;<text:span text:style-name="T96">lenet_LB</text:span>&gt;</text:p>
      <text:p text:style-name="P22"><text:tab/>-app //sesame application <text:span text:style-name="T70">in layer-based mode</text:span></text:p>
      <text:h text:style-name="P209" text:outline-level="2">Example <text:span text:style-name="T95">2: CSDF model</text:span></text:h>
      <text:p text:style-name="P29"><text:span text:style-name="T111">$ </text:span>./espam --generate ../src/espam/examples/CSDF/json/<text:span text:style-name="T185">mnist_json</text:span>.json --in-csdf --dot-csdf --sesame</text:p>
      <text:p text:style-name="P11"/>
      <text:p text:style-name="P127">Description:</text:p>
      <text:p text:style-name="P182"><text:tab/>For ../src/espam/examples/CSDF/json/<text:span text:style-name="T185">mnist_json </text:span>.json CSDF graph generate .dot file and Sesame application.</text:p>
      <text:p text:style-name="P11"/>
      <text:p text:style-name="P11"><text:span text:style-name="T1">Expected output:</text:span> <text:span text:style-name="T65">files folder </text:span></text:p>
      <text:p text:style-name="P23">&lt;<text:span text:style-name="T92">tinyCSDF</text:span>&gt;</text:p>
      <text:p text:style-name="P23"><text:tab/>-app //sesame application <text:span text:style-name="T93">for an CSDF graph</text:span></text:p>
      <text:p text:style-name="P23"><text:tab/>-<text:span text:style-name="T93">sdfg //CSDFG files directory</text:span></text:p>
      <text:p text:style-name="P183"><text:tab/><text:tab/>-<text:span text:style-name="T94">dot //contains mnist_json.dot file of </text:span>CSDF model</text:p>
      <text:p text:style-name="P19"><text:tab/><text:tab/>-xml //<text:span text:style-name="T72">contains lenet_NB.xml </text:span>CSDF model <text:span text:style-name="T72">suitable for</text:span> <text:span text:style-name="T72">SDF3</text:span></text:p>
      <text:h text:style-name="P209" text:outline-level="2">Example <text:span text:style-name="T186">3</text:span> : <text:span text:style-name="T168">DNN model in block-based mode</text:span></text:h>
      <text:p text:style-name="P35"><text:span text:style-name="T107">$ </text:span><text:span text:style-name="T97">./espam --generate ../src/espam/examples/DNN/onnx/mnist.onnx --sesame --dot <text:s text:c="2"/></text:span><text:span text:style-name="T62">\</text:span></text:p>
      <text:p text:style-name="P36">--json-csdf --xml-csdf --dot-csdf -bb -100 --split-step 4</text:p>
      <text:p text:style-name="P7"/>
      <text:p text:style-name="P123">Description:</text:p>
      <text:p text:style-name="P18"><text:tab/><text:span text:style-name="T64">Generate block-based CSDF graph for ./tests/onnx/mnist.onnx DNN model. Split model until it reaches &lt;=100 blocks with –split-step = 4 (For more information about layers splitting see paragraph <text:s/>“Neuron/Layer and Block-based DNN models”). Provide it with Sesame application, .dot files of DNN and CSDF model, .json and .xml files of CSDF model. </text:span></text:p>
      <text:p text:style-name="P7"/>
      <text:p text:style-name="P7"><text:span text:style-name="T1">Expected output:</text:span> <text:span text:style-name="T65">files folder </text:span></text:p>
      <text:p text:style-name="P21">&lt;<text:span text:style-name="T76">CNTKGraph_NB</text:span>&gt;</text:p>
      <text:p text:style-name="P20"><text:tab/>-app //<text:span text:style-name="T71">contains </text:span>sesame application <text:span text:style-name="T71">in -bb mode</text:span></text:p>
      <text:p text:style-name="P21"><text:tab/>-dot //<text:span text:style-name="T72">contains </text:span><text:s/><text:span text:style-name="T76">CNTKGraph</text:span>.dot file<text:span text:style-name="T72"> of DNN model</text:span></text:p>
      <text:p text:style-name="P20"><text:soft-page-break/><text:tab/>-sdfg //corresponding CSDF graph directory</text:p>
      <text:p text:style-name="P21"><text:tab/><text:tab/>-dot //<text:span text:style-name="T72">contains CNTKGraph.dot file of </text:span>CSDF model</text:p>
      <text:p text:style-name="P21"><text:tab/><text:tab/>-json //<text:span text:style-name="T72">contains CNTKGraph.json </text:span>CSDF model <text:span text:style-name="T72">suitable </text:span>for DARTS\</text:p>
      <text:p text:style-name="P21"><text:tab/><text:tab/>-xml //<text:span text:style-name="T72">contains CNTKGraph xml </text:span>CSDF model <text:span text:style-name="T72">suitable for</text:span> <text:span text:style-name="T72">SDF3</text:span></text:p>
      <text:h text:style-name="P212" text:outline-level="1">Model evaluation examples</text:h>
      <text:h text:style-name="P209" text:outline-level="2">Example 1: <text:span text:style-name="T169">DNN model</text:span></text:h>
      <text:p text:style-name="P176"><text:span text:style-name="T28">$ </text:span><text:s/><text:span text:style-name="T23">./espam --evaluate ../src/espam/examples/DNN/json/</text:span><text:span text:style-name="T26">mnist_json</text:span><text:span text:style-name="T23">.json -lb</text:span></text:p>
      <text:p text:style-name="P8"/>
      <text:p text:style-name="P124">Description:</text:p>
      <text:p text:style-name="P187"><text:tab/><text:span text:style-name="T77">Evaluate ../src/espam/examples/DNN/json/mnist_json.json DNN model in terms of power/performance in -lb mode with default time specification.</text:span></text:p>
      <text:p text:style-name="P129">* <text:span text:style-name="T98">For more details about time and energy specification see ‘Comments. hardware specification options’ chapter below. <text:s/></text:span></text:p>
      <text:p text:style-name="P8"/>
      <text:p text:style-name="P8"><text:span text:style-name="T1">Expected output:</text:span> </text:p>
      <text:p text:style-name="P32"><text:tab/>{ "id": 0, "execution_time": 4361469.0, "energy": 5.8683824566753834E-9, "memory": <text:tab/>278280.0, "processors": 2 }</text:p>
      <text:h text:style-name="P209" text:outline-level="2">Example <text:span text:style-name="T78">2: CSDF model</text:span></text:h>
      <text:p text:style-name="P177"><text:span text:style-name="T28">$ </text:span><text:s/><text:span text:style-name="T24">./espam --evaluate ../src/espam/examples/CSDF/json/</text:span><text:span text:style-name="T27">mnist_json</text:span><text:span text:style-name="T24">.json --in-csdf</text:span></text:p>
      <text:p text:style-name="P13"/>
      <text:p text:style-name="P128">Description:</text:p>
      <text:p text:style-name="P188"><text:tab/><text:span text:style-name="T77">Evaluate ../src/espam/examples/CSDF/json/mnist_json.json CSDF model in terms of power/performance with default time and energy specification. </text:span></text:p>
      <text:p text:style-name="P128"/>
      <text:p text:style-name="P13"><text:span text:style-name="T1">Expected output:</text:span> </text:p>
      <text:p text:style-name="P31"><text:tab/>{ "id": 0, "execution_time": 18.0, "energy": 6.4387499999999995E-9, "memory": 96.0, <text:tab/>"processors": 3 }</text:p>
      <text:p text:style-name="P30"/>
      <text:h text:style-name="P209" text:outline-level="2">Example <text:span text:style-name="T99">3: Time and energy specifications</text:span></text:h>
      <text:p text:style-name="P186"><text:span text:style-name="T111">$ <text:s/></text:span><text:span text:style-name="T100">./espam --evaluate ../src/espam/examples/DNN/json/mnist_json -nb --time-spec <text:s/></text:span><text:span text:style-name="T62">\ </text:span><text:span text:style-name="T100">../src/espam/examples/time_spec/wcet.json --energy-spec <text:s text:c="2"/></text:span><text:span text:style-name="T62">\</text:span><text:span text:style-name="T100"> ../src/espam/examples/energy_spec/wcenergy.json</text:span></text:p>
      <text:p text:style-name="P9"/>
      <text:p text:style-name="P125">Description:</text:p>
      <text:p text:style-name="P189"><text:tab/><text:span text:style-name="T77">Evaluate ../src/espam/examples/DNN/json/mnist_json .json DNN model in terms of power/performance in -nb mode with time specification given in wcet.json file and energy specification given in wcenergy.json file. </text:span></text:p>
      <text:p text:style-name="P9"><text:span text:style-name="T1">Expected output:</text:span> </text:p>
      <text:p text:style-name="P33"><text:tab/>{ "id": 0, "execution_time": 359499.0, "energy": 42.371048349077284, "memory": <text:tab/>787744.0, "processors": 14 }</text:p>
      <text:h text:style-name="P209" text:outline-level="2">Example <text:span text:style-name="T101">4: DNN in block-based mode</text:span></text:h>
      <text:p text:style-name="P27"><text:span text:style-name="T111">$ <text:s/></text:span><text:span text:style-name="T102">./espam --evaluate ../src/espam/examples/DNN/onnx/mnist.onnx --sesame -bb -100 --split-step 4</text:span></text:p>
      <text:p text:style-name="P10"/>
      <text:p text:style-name="P126">Description:</text:p>
      <text:p text:style-name="P14"><text:tab/><text:span text:style-name="T77">Evaluate ./src/espam/examples/DNN/onnx/mnist.onnx DNN model in terms of power/performance. Split model until it reaches &lt;=100 blocks with –split-step = 4 (For more </text:span><text:soft-page-break/><text:span text:style-name="T77">information about layers splitting see Cooments, block-based models) with default time and energy specifications. </text:span></text:p>
      <text:p text:style-name="P10"><text:span text:style-name="T1">Expected output:</text:span> </text:p>
      <text:p text:style-name="P34"><text:tab/>{ "id": 0, "execution_time": 9932160.0, "energy": 4.460457589285961E-9, "memory": 83424.0, "processors": 2 }</text:p>
      <text:h text:style-name="P212" text:outline-level="1">Consistency checkout examples</text:h>
      <text:h text:style-name="P209" text:outline-level="2">Example 1: <text:span text:style-name="T170">DNN model</text:span> </text:h>
      <text:p text:style-name="P27"><text:span text:style-name="T111">$ <text:s/></text:span><text:span text:style-name="T103">./espam --consistency ../src/espam/examples/DNN/onnx/mnist.onnx</text:span></text:p>
      <text:p text:style-name="P15"/>
      <text:p text:style-name="P130">Description:<text:span text:style-name="T16"> </text:span><text:span text:style-name="T20">Check if </text:span><text:span text:style-name="T21">../src/espam/examples/DNN/onnx/mnist.onnx </text:span><text:span text:style-name="T20">model is consistent.</text:span></text:p>
      <text:p text:style-name="P15"><text:tab/></text:p>
      <text:p text:style-name="P15"><text:span text:style-name="T1">Expected output:</text:span> </text:p>
      <text:p text:style-name="P80"><text:tab/><text:span text:style-name="T104">input dnn consistency: true</text:span></text:p>
      <text:h text:style-name="P209" text:outline-level="2">Example <text:span text:style-name="T105">2: CSDF model</text:span></text:h>
      <text:p text:style-name="P184"><text:span text:style-name="T111">$ <text:s/></text:span><text:span text:style-name="T112">./espam --consistency ../src/espam/examples/CSDF/json/</text:span><text:span text:style-name="T121">mnist_json</text:span><text:span text:style-name="T112">.json --in-csdf</text:span></text:p>
      <text:p text:style-name="P16"/>
      <text:p text:style-name="P175">Description:<text:span text:style-name="T16"> </text:span><text:span text:style-name="T20">Check if </text:span><text:span text:style-name="T29">../src/espam/examples/CSDF/json/</text:span><text:span text:style-name="T31">mnist_json</text:span><text:span text:style-name="T29">.json</text:span><text:span text:style-name="T21"> </text:span><text:span text:style-name="T20">model is consistent.</text:span></text:p>
      <text:p text:style-name="P16"><text:tab/></text:p>
      <text:p text:style-name="P16"><text:span text:style-name="T1">Expected output:</text:span> </text:p>
      <text:p text:style-name="P82"><text:tab/>input csdf graph consistency: true</text:p>
      <text:h text:style-name="P212" text:outline-level="1">Re<text:span text:style-name="T133">ferences</text:span></text:h>
      <text:p text:style-name="P117">1. EspamAI <text:a xlink:type="simple" xlink:href="https://git.liacs.nl/lerc/espam/tree/espamAI" text:style-name="Internet_20_link" text:visited-style-name="Visited_20_Internet_20_Link">https://git.liacs.nl/lerc/espam/tree/espamAI</text:a></text:p>
      <text:p text:style-name="P108"><text:span text:style-name="T154">2. </text:span>DARTS <text:span text:style-name="T152">tool </text:span><text:a xlink:type="simple" xlink:href="http://daedalus.liacs.nl/daedalus-rt.html" text:style-name="Internet_20_link" text:visited-style-name="Visited_20_Internet_20_Link"><text:span text:style-name="T152">http://daedalus.liacs.nl/daedalus-rt.html</text:span></text:a></text:p>
      <text:p text:style-name="P109"><text:span text:style-name="T154">3. </text:span>Energy model <text:span text:style-name="T137">Di Liu, Jelena Spasic, Gang Chen, and Todor Stefanov,</text:span></text:p>
      <text:p text:style-name="P140">Energy-Efficient Mapping of Real-Time Streaming Applications on Cluster Heterogeneous MPSoCs", In Proc. "13th Int. IEEE Symposium on Embedded Systems for Real-Time Multimedia (ESTIMedia'15), pp. 1-10, Amsterdam, The Netherlands, Oct. 8-9, 2015. </text:p>
      <text:p text:style-name="P118"><text:span text:style-name="T135">Electronic version is available on </text:span><text:a xlink:type="simple" xlink:href="http://liacs.leidenuniv.nl/~stefanovtp/publications.html" text:style-name="Internet_20_link" text:visited-style-name="Visited_20_Internet_20_Link"><text:span text:style-name="T136">http://liacs.leidenuniv.nl/~stefanovtp/publications.html</text:span></text:a></text:p>
      <text:p text:style-name="P110"><text:span text:style-name="T154">4. </text:span>Sesame <text:span text:style-name="T153">tool: </text:span><text:a xlink:type="simple" xlink:href="http://sesamesim.sourceforge.net/" text:style-name="Internet_20_link" text:visited-style-name="Visited_20_Internet_20_Link"><text:span text:style-name="T153">http://sesamesim.sourceforge.net/</text:span></text:a></text:p>
      <text:p text:style-name="P114">5. ONNX DNN format <text:a xlink:type="simple" xlink:href="https://onnx.ai/" text:style-name="Internet_20_link" text:visited-style-name="Visited_20_Internet_20_Link">https://onnx.ai/</text:a></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3:33:31.843930045</meta:creation-date>
    <meta:generator>LibreOffice/5.1.6.2$Linux_X86_64 LibreOffice_project/10m0$Build-2</meta:generator>
    <dc:date>2019-08-28T11:48:28.473004268</dc:date>
    <meta:editing-duration>PT14H18M49S</meta:editing-duration>
    <meta:editing-cycles>475</meta:editing-cycles>
    <meta:document-statistic meta:table-count="2" meta:image-count="0" meta:object-count="0" meta:page-count="10" meta:paragraph-count="367" meta:word-count="2703" meta:character-count="19468" meta:non-whitespace-character-count="16870"/>
  </office:meta>
</office:document-meta>
</file>